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138in"/>
    </style:style>
    <style:style style:name="co2" style:family="table-column">
      <style:table-column-properties fo:break-before="auto" style:column-width="1.7654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2.7555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1.3953in"/>
    </style:style>
    <style:style style:name="co7" style:family="table-column">
      <style:table-column-properties fo:break-before="auto" style:column-width="2.6575in"/>
    </style:style>
    <style:style style:name="co8" style:family="table-column">
      <style:table-column-properties fo:break-before="auto" style:column-width="2.1898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4063in"/>
    </style:style>
    <style:style style:name="co11" style:family="table-column">
      <style:table-column-properties fo:break-before="auto" style:column-width="1.3189in"/>
    </style:style>
    <style:style style:name="co12" style:family="table-column">
      <style:table-column-properties fo:break-before="auto" style:column-width="1.2535in"/>
    </style:style>
    <style:style style:name="co13" style:family="table-column">
      <style:table-column-properties fo:break-before="auto" style:column-width="1.1882in"/>
    </style:style>
    <style:style style:name="co14" style:family="table-column">
      <style:table-column-properties fo:break-before="auto" style:column-width="2.0591in"/>
    </style:style>
    <style:style style:name="co15" style:family="table-column">
      <style:table-column-properties fo:break-before="auto" style:column-width="1.0035in"/>
    </style:style>
    <style:style style:name="co16" style:family="table-column">
      <style:table-column-properties fo:break-before="auto" style:column-width="1.7327in"/>
    </style:style>
    <style:style style:name="co17" style:family="table-column">
      <style:table-column-properties fo:break-before="auto" style:column-width="3.2563in"/>
    </style:style>
    <style:style style:name="co18" style:family="table-column">
      <style:table-column-properties fo:break-before="auto" style:column-width="2.6689in"/>
    </style:style>
    <style:style style:name="co19" style:family="table-column">
      <style:table-column-properties fo:break-before="auto" style:column-width="2.4945in"/>
    </style:style>
    <style:style style:name="co20" style:family="table-column">
      <style:table-column-properties fo:break-before="auto" style:column-width="1.4492in"/>
    </style:style>
    <style:style style:name="co21" style:family="table-column">
      <style:table-column-properties fo:break-before="auto" style:column-width="1.8193in"/>
    </style:style>
    <style:style style:name="co22" style:family="table-column">
      <style:table-column-properties fo:break-before="auto" style:column-width="0.9709in"/>
    </style:style>
    <style:style style:name="co23" style:family="table-column">
      <style:table-column-properties fo:break-before="auto" style:column-width="1.2756in"/>
    </style:style>
    <style:style style:name="co24" style:family="table-column">
      <style:table-column-properties fo:break-before="auto" style:column-width="1.5472in"/>
    </style:style>
    <style:style style:name="co25" style:family="table-column">
      <style:table-column-properties fo:break-before="auto" style:column-width="2.2008in"/>
    </style:style>
    <style:style style:name="co26" style:family="table-column">
      <style:table-column-properties fo:break-before="auto" style:column-width="1.961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4583in"/>
    </style:style>
    <style:style style:name="co29" style:family="table-column">
      <style:table-column-properties fo:break-before="auto" style:column-width="1.2209in"/>
    </style:style>
    <style:style style:name="co30" style:family="table-column">
      <style:table-column-properties fo:break-before="auto" style:column-width="1.1228in"/>
    </style:style>
    <style:style style:name="co31" style:family="table-column">
      <style:table-column-properties fo:break-before="auto" style:column-width="1.6429in"/>
    </style:style>
    <style:style style:name="co32" style:family="table-column">
      <style:table-column-properties fo:break-before="auto" style:column-width="1.6346in"/>
    </style:style>
    <style:style style:name="co33" style:family="table-column">
      <style:table-column-properties fo:break-before="auto" style:column-width="0.8728in"/>
    </style:style>
    <style:style style:name="co34" style:family="table-column">
      <style:table-column-properties fo:break-before="auto" style:column-width="1.852in"/>
    </style:style>
    <style:style style:name="co35" style:family="table-column">
      <style:table-column-properties fo:break-before="auto" style:column-width="1.5693in"/>
    </style:style>
    <style:style style:name="co36" style:family="table-column">
      <style:table-column-properties fo:break-before="auto" style:column-width="1.5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>
      <style:table-cell-properties fo:background-color="#ff3333" fo:border="0.06pt solid #000000"/>
    </style:style>
    <style:style style:name="ce9" style:family="table-cell" style:parent-style-name="Default">
      <style:table-cell-properties fo:background-color="#ffffff" fo:border="0.06pt solid #000000"/>
      <style:text-properties fo:color="#000000"/>
    </style:style>
    <style:style style:name="ce10" style:family="table-cell" style:parent-style-name="Default">
      <style:table-cell-properties fo:background-color="#ffffff" fo:border="0.06pt solid #000000"/>
    </style:style>
    <style:style style:name="ce1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gions_and_actCategory" table:style-name="ta1">
        <table:shapes>
          <draw:frame draw:z-index="0" draw:style-name="gr1" draw:text-style-name="P1" svg:width="6.2988in" svg:height="8.128in" svg:x="8.9528in" svg:y="2.5071in">
            <draw:object draw:notify-on-update-of-ranges="regions_and_actCategory.D3:regions_and_actCategory.AD3 regions_and_actCategory.D12:regions_and_actCategory.AD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.5016in" svg:y="2.6012in">
            <draw:object draw:notify-on-update-of-ranges="regions_and_actCategory.C4:regions_and_actCategory.C10 regions_and_actCategory.AF4:regions_and_actCategory.AF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1" table:default-cell-style-name="ce3"/>
        <table:table-column table:style-name="co15" table:number-columns-repeated="2" table:default-cell-style-name="ce3"/>
        <table:table-row table:style-name="ro1">
          <table:table-cell table:number-columns-repeated="2"/>
          <table:table-cell table:style-name="Default" table:number-columns-repeated="30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 table:number-columns-spanned="27" table:number-rows-spanned="1">
            <text:p>Act Category</text:p>
          </table:table-cell>
          <table:covered-table-cell table:number-columns-repeated="26" table:style-name="Default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teorological Information</text:p>
          </table:table-cell>
          <table:table-cell office:value-type="string" calcext:value-type="string">
            <text:p>Trajectory Management</text:p>
          </table:table-cell>
          <table:table-cell office:value-type="string" calcext:value-type="string">
            <text:p>Airspace And Surface Structure Allocation</text:p>
          </table:table-cell>
          <table:table-cell office:value-type="string" calcext:value-type="string">
            <text:p>MET Information Management</text:p>
          </table:table-cell>
          <table:table-cell office:value-type="string" calcext:value-type="string">
            <text:p>Airport Management</text:p>
          </table:table-cell>
          <table:table-cell office:value-type="string" calcext:value-type="string">
            <text:p>Shared Information Service Management</text:p>
          </table:table-cell>
          <table:table-cell office:value-type="string" calcext:value-type="string">
            <text:p>Demand And Capacity Balancing</text:p>
          </table:table-cell>
          <table:table-cell office:value-type="string" calcext:value-type="string">
            <text:p>Traffic Synchronisation</text:p>
          </table:table-cell>
          <table:table-cell office:value-type="string" calcext:value-type="string">
            <text:p>Separation Provision</text:p>
          </table:table-cell>
          <table:table-cell office:value-type="string" calcext:value-type="string">
            <text:p>Trajectory Planning</text:p>
          </table:table-cell>
          <table:table-cell office:value-type="string" calcext:value-type="string">
            <text:p>Traffic Sequencing</text:p>
          </table:table-cell>
          <table:table-cell office:value-type="string" calcext:value-type="string">
            <text:p>ATM Information Management</text:p>
          </table:table-cell>
          <table:table-cell office:value-type="string" calcext:value-type="string">
            <text:p>Airspace Access</text:p>
          </table:table-cell>
          <table:table-cell office:value-type="string" calcext:value-type="string">
            <text:p>Flight Information Management</text:p>
          </table:table-cell>
          <table:table-cell office:value-type="string" calcext:value-type="string">
            <text:p>Airport CDM</text:p>
          </table:table-cell>
          <table:table-cell office:value-type="string" calcext:value-type="string">
            <text:p>Surveillance Infrastructure</text:p>
          </table:table-cell>
          <table:table-cell office:value-type="string" calcext:value-type="string">
            <text:p>Trajectory Execution And Conformance Monitoring</text:p>
          </table:table-cell>
          <table:table-cell office:value-type="string" calcext:value-type="string">
            <text:p>Airspace <text:s/>And Surface Structure <text:s/>Design</text:p>
          </table:table-cell>
          <table:table-cell office:value-type="string" calcext:value-type="string">
            <text:p>Aeronautical Information Management</text:p>
          </table:table-cell>
          <table:table-cell office:value-type="string" calcext:value-type="string">
            <text:p>Conflict Management</text:p>
          </table:table-cell>
          <table:table-cell office:value-type="string" calcext:value-type="string">
            <text:p>ATM Network Management</text:p>
          </table:table-cell>
          <table:table-cell office:value-type="string" calcext:value-type="string">
            <text:p>Route Design</text:p>
          </table:table-cell>
          <table:table-cell office:value-type="string" calcext:value-type="string">
            <text:p>CNS Infrastructure</text:p>
          </table:table-cell>
          <table:table-cell office:value-type="string" calcext:value-type="string">
            <text:p>Navigtion Infrastructure</text:p>
          </table:table-cell>
          <table:table-cell office:value-type="string" calcext:value-type="string">
            <text:p>Route Assignment And Guidance</text:p>
          </table:table-cell>
          <table:table-cell office:value-type="string" calcext:value-type="string">
            <text:p>Communication Infrastructure</text:p>
          </table:table-cell>
          <table:table-cell office:value-type="string" calcext:value-type="string">
            <text:p>Collision Avoida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%Total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7">
            <text:p>Regions</text:p>
          </table:table-cell>
          <table:table-cell office:value-type="string" calcext:value-type="string">
            <text:p>Europ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358574610245" calcext:value-type="float">
            <text:p>0.358574610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cean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579064587973" calcext:value-type="float">
            <text:p>0.057906458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lob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0.253897550111" calcext:value-type="float">
            <text:p>0.253897550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fric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824053452116" calcext:value-type="float">
            <text:p>0.082405345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sia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46325167038" calcext:value-type="float">
            <text:p>0.084632516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rth Americ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100222717149" calcext:value-type="float">
            <text:p>0.100222717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outh Ameri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623608017817" calcext:value-type="float">
            <text:p>0.0623608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Total</text:p>
          </table:table-cell>
          <table:table-cell office:value-type="float" office:value="0.0411568409344" calcext:value-type="float">
            <text:p>0.0411568409</text:p>
          </table:table-cell>
          <table:table-cell office:value-type="float" office:value="0.0300333704116" calcext:value-type="float">
            <text:p>0.0300333704</text:p>
          </table:table-cell>
          <table:table-cell office:value-type="float" office:value="0.027808676307" calcext:value-type="float">
            <text:p>0.0278086763</text:p>
          </table:table-cell>
          <table:table-cell office:value-type="float" office:value="0.0478309232481" calcext:value-type="float">
            <text:p>0.0478309232</text:p>
          </table:table-cell>
          <table:table-cell office:value-type="float" office:value="0.0367074527253" calcext:value-type="float">
            <text:p>0.0367074527</text:p>
          </table:table-cell>
          <table:table-cell office:value-type="float" office:value="0.0133481646274" calcext:value-type="float">
            <text:p>0.0133481646</text:p>
          </table:table-cell>
          <table:table-cell office:value-type="float" office:value="0.0289210233593" calcext:value-type="float">
            <text:p>0.0289210234</text:p>
          </table:table-cell>
          <table:table-cell office:value-type="float" office:value="0.0166852057842" calcext:value-type="float">
            <text:p>0.0166852058</text:p>
          </table:table-cell>
          <table:table-cell office:value-type="float" office:value="0.0155728587319" calcext:value-type="float">
            <text:p>0.0155728587</text:p>
          </table:table-cell>
          <table:table-cell office:value-type="float" office:value="0.0289210233593" calcext:value-type="float">
            <text:p>0.0289210234</text:p>
          </table:table-cell>
          <table:table-cell office:value-type="float" office:value="0.0155728587319" calcext:value-type="float">
            <text:p>0.0155728587</text:p>
          </table:table-cell>
          <table:table-cell office:value-type="float" office:value="0.0300333704116" calcext:value-type="float">
            <text:p>0.0300333704</text:p>
          </table:table-cell>
          <table:table-cell office:value-type="float" office:value="0.00333704115684" calcext:value-type="float">
            <text:p>0.0033370412</text:p>
          </table:table-cell>
          <table:table-cell office:value-type="float" office:value="0.020022246941" calcext:value-type="float">
            <text:p>0.0200222469</text:p>
          </table:table-cell>
          <table:table-cell office:value-type="float" office:value="0.0266963292547" calcext:value-type="float">
            <text:p>0.0266963293</text:p>
          </table:table-cell>
          <table:table-cell office:value-type="float" office:value="0.0133481646274" calcext:value-type="float">
            <text:p>0.0133481646</text:p>
          </table:table-cell>
          <table:table-cell office:value-type="float" office:value="0.00778642936596" calcext:value-type="float">
            <text:p>0.0077864294</text:p>
          </table:table-cell>
          <table:table-cell office:value-type="float" office:value="0.0133481646274" calcext:value-type="float">
            <text:p>0.0133481646</text:p>
          </table:table-cell>
          <table:table-cell office:value-type="float" office:value="0.0166852057842" calcext:value-type="float">
            <text:p>0.0166852058</text:p>
          </table:table-cell>
          <table:table-cell office:value-type="float" office:value="0.0100111234705" calcext:value-type="float">
            <text:p>0.0100111235</text:p>
          </table:table-cell>
          <table:table-cell office:value-type="float" office:value="0.00667408231368" calcext:value-type="float">
            <text:p>0.0066740823</text:p>
          </table:table-cell>
          <table:table-cell office:value-type="float" office:value="0.0133481646274" calcext:value-type="float">
            <text:p>0.0133481646</text:p>
          </table:table-cell>
          <table:table-cell office:value-type="float" office:value="0.00222469410456" calcext:value-type="float">
            <text:p>0.0022246941</text:p>
          </table:table-cell>
          <table:table-cell office:value-type="float" office:value="0.00889877641824" calcext:value-type="float">
            <text:p>0.0088987764</text:p>
          </table:table-cell>
          <table:table-cell office:value-type="float" office:value="0.00222469410456" calcext:value-type="float">
            <text:p>0.0022246941</text:p>
          </table:table-cell>
          <table:table-cell office:value-type="float" office:value="0.0100111234705" calcext:value-type="float">
            <text:p>0.0100111235</text:p>
          </table:table-cell>
          <table:table-cell office:value-type="float" office:value="0.0122358175751" calcext:value-type="float">
            <text:p>0.0122358176</text:p>
          </table:table-cell>
          <table:table-cell office:value-type="float" office:value="0.499443826474" calcext:value-type="float">
            <text:p>0.4994438265</text:p>
          </table:table-cell>
          <table:table-cell office:value-type="float" office:value="0.00111234705228" calcext:value-type="float">
            <text:p>0.0011123471</text:p>
          </table:table-cell>
        </table:table-row>
      </table:table>
      <table:table table:name="actCategory_and_dataStakeholder" table:style-name="ta1">
        <table:shapes>
          <draw:frame draw:z-index="0" draw:style-name="gr1" draw:text-style-name="P1" svg:width="7.9374in" svg:height="5.7752in" svg:x="6.9189in" svg:y="6.0209in">
            <draw:object draw:notify-on-update-of-ranges="actCategory_and_dataStakeholder.C5:actCategory_and_dataStakeholder.C31 actCategory_and_dataStakeholder.I5:actCategory_and_dataStakeholder.I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9976in" svg:height="3.3697in" svg:x="1.3803in" svg:y="6.0524in">
            <draw:object draw:notify-on-update-of-ranges="actCategory_and_dataStakeholder.D4:actCategory_and_dataStakeholder.G4 actCategory_and_dataStakeholder.D33:actCategory_and_dataStakeholder.G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8" table:default-cell-style-name="Default"/>
        <table:table-column table:style-name="co28" table:default-cell-style-name="ce2"/>
        <table:table-column table:style-name="co17" table:default-cell-style-name="ce3"/>
        <table:table-column table:style-name="co15" table:default-cell-style-name="ce7"/>
        <table:table-column table:style-name="co29" table:default-cell-style-name="ce2"/>
        <table:table-column table:style-name="co1" table:default-cell-style-name="ce2"/>
        <table:table-column table:style-name="co30" table:default-cell-style-name="ce2"/>
        <table:table-column table:style-name="co15" table:number-columns-repeated="2" table:default-cell-style-name="ce2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4" office:value-type="string" calcext:value-type="string" table:number-columns-spanned="6" table:number-rows-spanned="1">
            <text:p>Data StakeHolder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ANSP</text:p>
          </table:table-cell>
          <table:table-cell table:style-name="ce9" office:value-type="string" calcext:value-type="string">
            <text:p>Network Manager</text:p>
          </table:table-cell>
          <table:table-cell office:value-type="string" calcext:value-type="string">
            <text:p>Airspace User</text:p>
          </table:table-cell>
          <table:table-cell office:value-type="string" calcext:value-type="string">
            <text:p>Airport Operato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%Total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27">
            <text:p>Act Category</text:p>
          </table:table-cell>
          <table:table-cell office:value-type="string" calcext:value-type="string">
            <text:p>Meteorological Informatio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0809061488673" calcext:value-type="float">
            <text:p>0.0809061489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Trajectory Management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0517799352751" calcext:value-type="float">
            <text:p>0.051779935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irspace And Surface Structure Allocati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.0663430420712" calcext:value-type="float">
            <text:p>0.0663430421</text:p>
          </table:table-cell>
        </table:table-row>
        <table:table-row table:style-name="ro1">
          <table:table-cell/>
          <table:covered-table-cell/>
          <table:table-cell table:style-name="ce6" office:value-type="string" calcext:value-type="string">
            <text:p>MET Information Management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9" calcext:value-type="float">
            <text:p>69</text:p>
          </table:table-cell>
          <table:table-cell table:style-name="ce8" office:value-type="float" office:value="0.111650485437" calcext:value-type="float">
            <text:p>0.111650485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irport Management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0.0922330097087" calcext:value-type="float">
            <text:p>0.092233009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hared Information Service Managemen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242718446602" calcext:value-type="float">
            <text:p>0.024271844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mand And Capacity Balancin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0339805825243" calcext:value-type="float">
            <text:p>0.033980582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ffic Synchronisation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29449838188" calcext:value-type="float">
            <text:p>0.012944983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eparation Provision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29449838188" calcext:value-type="float">
            <text:p>0.012944983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jectory Planni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0436893203883" calcext:value-type="float">
            <text:p>0.043689320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ffic Sequencing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29449838188" calcext:value-type="float">
            <text:p>0.012944983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TM Information Management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0.0987055016181" calcext:value-type="float">
            <text:p>0.098705501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irspace Acces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61812297735" calcext:value-type="float">
            <text:p>0.016181229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light Information Management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0501618122977" calcext:value-type="float">
            <text:p>0.050161812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irport CD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37216828479" calcext:value-type="float">
            <text:p>0.037216828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urveillance Infrastructu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226537216828" calcext:value-type="float">
            <text:p>0.022653721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jectory Execution And Conformance Monitor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970873786408" calcext:value-type="float">
            <text:p>0.009708737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irspace <text:s/>And Surface Structure <text:s/>Desig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0388349514563" calcext:value-type="float">
            <text:p>0.038834951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eronautical Information Management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679611650485" calcext:value-type="float">
            <text:p>0.06796116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onflict Management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0194174757282" calcext:value-type="float">
            <text:p>0.019417475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TM Network Manage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194174757282" calcext:value-type="float">
            <text:p>0.019417475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Route Design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323624595469" calcext:value-type="float">
            <text:p>0.032362459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NS Infrastructur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647249190939" calcext:value-type="float">
            <text:p>0.006472491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avigtion Infrastructur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647249190939" calcext:value-type="float">
            <text:p>0.006472491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Route Assignment And Guidanc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647249190939" calcext:value-type="float">
            <text:p>0.006472491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ommunication Infrastructur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29449838188" calcext:value-type="float">
            <text:p>0.012944983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ollision Avoid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113268608414" calcext:value-type="float">
            <text:p>0.0113268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78" calcext:value-type="float">
            <text:p>178</text:p>
          </table:table-cell>
          <table:table-cell office:value-type="float" office:value="110" calcext:value-type="float">
            <text:p>110</text:p>
          </table:table-cell>
          <table:table-cell office:value-type="float" office:value="188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Total</text:p>
          </table:table-cell>
          <table:table-cell table:style-name="ce8" office:value-type="float" office:value="0.143896523848" calcext:value-type="float">
            <text:p>0.1438965238</text:p>
          </table:table-cell>
          <table:table-cell office:value-type="float" office:value="0.0889248181083" calcext:value-type="float">
            <text:p>0.0889248181</text:p>
          </table:table-cell>
          <table:table-cell office:value-type="float" office:value="0.151980598222" calcext:value-type="float">
            <text:p>0.1519805982</text:p>
          </table:table-cell>
          <table:table-cell office:value-type="float" office:value="0.114793856103" calcext:value-type="float">
            <text:p>0.1147938561</text:p>
          </table:table-cell>
          <table:table-cell table:number-columns-repeated="2"/>
        </table:table-row>
      </table:table>
      <table:table table:name="actCategory_and_dataCategory" table:style-name="ta1">
        <table:shapes>
          <draw:frame draw:z-index="0" draw:style-name="gr1" draw:text-style-name="P1" svg:width="6.2988in" svg:height="3.5429in" svg:x="1.7268in" svg:y="6.7846in">
            <draw:object draw:notify-on-update-of-ranges="actCategory_and_dataCategory.C3:actCategory_and_dataCategory.I3 actCategory_and_dataCategory.C32:actCategory_and_dataCategory.I3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7.6961in" svg:height="6.4551in" svg:x="8.448in" svg:y="5.9055in">
            <draw:object draw:notify-on-update-of-ranges="actCategory_and_dataCategory.B4:actCategory_and_dataCategory.B30 actCategory_and_dataCategory.K4:actCategory_and_dataCategory.K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1" table:default-cell-style-name="Default"/>
        <table:table-column table:style-name="co17" table:default-cell-style-name="ce2"/>
        <table:table-column table:style-name="co15" table:default-cell-style-name="ce6"/>
        <table:table-column table:style-name="co32" table:default-cell-style-name="ce3"/>
        <table:table-column table:style-name="co15" table:number-columns-repeated="2" table:default-cell-style-name="ce3"/>
        <table:table-column table:style-name="co33" table:default-cell-style-name="ce3"/>
        <table:table-column table:style-name="co15" table:default-cell-style-name="ce3"/>
        <table:table-column table:style-name="co34" table:default-cell-style-name="ce3"/>
        <table:table-column table:style-name="co15" table:number-columns-repeated="2" table:default-cell-style-name="ce3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9" table:number-rows-spanned="1">
            <text:p>Data Category</text:p>
          </table:table-cell>
          <table:covered-table-cell table:number-columns-repeated="8" table:style-name="Default"/>
        </table:table-row>
        <table:table-row table:style-name="ro1">
          <table:table-cell table:number-columns-repeated="2"/>
          <table:table-cell table:style-name="ce7" office:value-type="string" calcext:value-type="string">
            <text:p>Meteorology</text:p>
          </table:table-cell>
          <table:table-cell table:style-name="ce10" office:value-type="string" calcext:value-type="string">
            <text:p>Aeronautical Information</text:p>
          </table:table-cell>
          <table:table-cell table:style-name="ce2" office:value-type="string" calcext:value-type="string">
            <text:p>Flight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urveillanc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Capacity Demand and Flow</text:p>
          </table:table-cell>
          <table:table-cell office:value-type="string" calcext:value-type="string">
            <text:p>Total</text:p>
          </table:table-cell>
          <table:table-cell table:style-name="ce2" office:value-type="string" calcext:value-type="string">
            <text:p>%Tota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7">
            <text:p>Act Category</text:p>
          </table:table-cell>
          <table:table-cell office:value-type="string" calcext:value-type="string">
            <text:p>Meteorological Information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0642201834862" calcext:value-type="float">
            <text:p>0.0642201835</text:p>
          </table:table-cell>
        </table:table-row>
        <table:table-row table:style-name="ro1">
          <table:covered-table-cell/>
          <table:table-cell table:style-name="ce10" office:value-type="string" calcext:value-type="string">
            <text:p>Trajectory Managemen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238532110092" calcext:value-type="float">
            <text:p>0.023853211</text:p>
          </table:table-cell>
        </table:table-row>
        <table:table-row table:style-name="ro1">
          <table:covered-table-cell/>
          <table:table-cell office:value-type="string" calcext:value-type="string">
            <text:p>Airspace And Surface Structure Allocatio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440366972477" calcext:value-type="float">
            <text:p>0.0440366972</text:p>
          </table:table-cell>
        </table:table-row>
        <table:table-row table:style-name="ro1">
          <table:covered-table-cell/>
          <table:table-cell office:value-type="string" calcext:value-type="string">
            <text:p>MET Information Management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0899082568807" calcext:value-type="float">
            <text:p>0.0899082569</text:p>
          </table:table-cell>
        </table:table-row>
        <table:table-row table:style-name="ro1">
          <table:covered-table-cell/>
          <table:table-cell office:value-type="string" calcext:value-type="string">
            <text:p>Airport Management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880733944954" calcext:value-type="float">
            <text:p>0.0880733945</text:p>
          </table:table-cell>
        </table:table-row>
        <table:table-row table:style-name="ro1">
          <table:covered-table-cell/>
          <table:table-cell office:value-type="string" calcext:value-type="string">
            <text:p>Shared Information Service Managemen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0385321100917" calcext:value-type="float">
            <text:p>0.0385321101</text:p>
          </table:table-cell>
        </table:table-row>
        <table:table-row table:style-name="ro1">
          <table:covered-table-cell/>
          <table:table-cell office:value-type="string" calcext:value-type="string">
            <text:p>Demand And Capacity Balanci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0440366972477" calcext:value-type="float">
            <text:p>0.0440366972</text:p>
          </table:table-cell>
        </table:table-row>
        <table:table-row table:style-name="ro1">
          <table:covered-table-cell/>
          <table:table-cell office:value-type="string" calcext:value-type="string">
            <text:p>Traffic Synchronis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65137614679" calcext:value-type="float">
            <text:p>0.0165137615</text:p>
          </table:table-cell>
        </table:table-row>
        <table:table-row table:style-name="ro1">
          <table:covered-table-cell/>
          <table:table-cell office:value-type="string" calcext:value-type="string">
            <text:p>Separation Provis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28440366972" calcext:value-type="float">
            <text:p>0.0128440367</text:p>
          </table:table-cell>
        </table:table-row>
        <table:table-row table:style-name="ro1">
          <table:covered-table-cell/>
          <table:table-cell office:value-type="string" calcext:value-type="string">
            <text:p>Trajectory Plannin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330275229358" calcext:value-type="float">
            <text:p>0.0330275229</text:p>
          </table:table-cell>
        </table:table-row>
        <table:table-row table:style-name="ro1">
          <table:covered-table-cell/>
          <table:table-cell office:value-type="string" calcext:value-type="string">
            <text:p>Traffic Sequenc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28440366972" calcext:value-type="float">
            <text:p>0.0128440367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ATM Information Management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0.097247706422" calcext:value-type="float">
            <text:p>0.0972477064</text:p>
          </table:table-cell>
        </table:table-row>
        <table:table-row table:style-name="ro1">
          <table:covered-table-cell/>
          <table:table-cell office:value-type="string" calcext:value-type="string">
            <text:p>Airspace Acc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46788990826" calcext:value-type="float">
            <text:p>0.0146788991</text:p>
          </table:table-cell>
        </table:table-row>
        <table:table-row table:style-name="ro1">
          <table:covered-table-cell/>
          <table:table-cell office:value-type="string" calcext:value-type="string">
            <text:p>Flight Information Manageme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0660550458716" calcext:value-type="float">
            <text:p>0.0660550459</text:p>
          </table:table-cell>
        </table:table-row>
        <table:table-row table:style-name="ro1">
          <table:covered-table-cell/>
          <table:table-cell office:value-type="string" calcext:value-type="string">
            <text:p>Airport CD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550458715596" calcext:value-type="float">
            <text:p>0.0550458716</text:p>
          </table:table-cell>
        </table:table-row>
        <table:table-row table:style-name="ro1">
          <table:covered-table-cell/>
          <table:table-cell office:value-type="string" calcext:value-type="string">
            <text:p>Surveillance Infrastruc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0385321100917" calcext:value-type="float">
            <text:p>0.0385321101</text:p>
          </table:table-cell>
        </table:table-row>
        <table:table-row table:style-name="ro1">
          <table:covered-table-cell/>
          <table:table-cell office:value-type="string" calcext:value-type="string">
            <text:p>Trajectory Execution And Conformance Monito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733944954128" calcext:value-type="float">
            <text:p>0.0073394495</text:p>
          </table:table-cell>
        </table:table-row>
        <table:table-row table:style-name="ro1">
          <table:covered-table-cell/>
          <table:table-cell office:value-type="string" calcext:value-type="string">
            <text:p>Airspace <text:s/>And Surface Structure <text:s/>Desig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0403669724771" calcext:value-type="float">
            <text:p>0.0403669725</text:p>
          </table:table-cell>
        </table:table-row>
        <table:table-row table:style-name="ro1">
          <table:covered-table-cell/>
          <table:table-cell office:value-type="string" calcext:value-type="string">
            <text:p>Aeronautical Information Management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0550458715596" calcext:value-type="float">
            <text:p>0.0550458716</text:p>
          </table:table-cell>
        </table:table-row>
        <table:table-row table:style-name="ro1">
          <table:covered-table-cell/>
          <table:table-cell office:value-type="string" calcext:value-type="string">
            <text:p>Conflict Managemen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238532110092" calcext:value-type="float">
            <text:p>0.023853211</text:p>
          </table:table-cell>
        </table:table-row>
        <table:table-row table:style-name="ro1">
          <table:covered-table-cell/>
          <table:table-cell office:value-type="string" calcext:value-type="string">
            <text:p>ATM Network Managem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0330275229358" calcext:value-type="float">
            <text:p>0.0330275229</text:p>
          </table:table-cell>
        </table:table-row>
        <table:table-row table:style-name="ro1">
          <table:covered-table-cell/>
          <table:table-cell office:value-type="string" calcext:value-type="string">
            <text:p>Route Desig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330275229358" calcext:value-type="float">
            <text:p>0.0330275229</text:p>
          </table:table-cell>
        </table:table-row>
        <table:table-row table:style-name="ro1">
          <table:covered-table-cell/>
          <table:table-cell office:value-type="string" calcext:value-type="string">
            <text:p>CNS Infrastruc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83486238532" calcext:value-type="float">
            <text:p>0.0183486239</text:p>
          </table:table-cell>
        </table:table-row>
        <table:table-row table:style-name="ro1">
          <table:covered-table-cell/>
          <table:table-cell office:value-type="string" calcext:value-type="string">
            <text:p>Navigtion Infrastruct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46788990826" calcext:value-type="float">
            <text:p>0.0146788991</text:p>
          </table:table-cell>
        </table:table-row>
        <table:table-row table:style-name="ro1">
          <table:covered-table-cell/>
          <table:table-cell office:value-type="string" calcext:value-type="string">
            <text:p>Route Assignment And Guidan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550458715596" calcext:value-type="float">
            <text:p>0.0055045872</text:p>
          </table:table-cell>
        </table:table-row>
        <table:table-row table:style-name="ro1">
          <table:covered-table-cell/>
          <table:table-cell office:value-type="string" calcext:value-type="string">
            <text:p>Communication Infrastructu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65137614679" calcext:value-type="float">
            <text:p>0.0165137615</text:p>
          </table:table-cell>
        </table:table-row>
        <table:table-row table:style-name="ro1">
          <table:covered-table-cell/>
          <table:table-cell office:value-type="string" calcext:value-type="string">
            <text:p>Collision Avoid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28440366972" calcext:value-type="float">
            <text:p>0.0128440367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%Total</text:p>
          </table:table-cell>
          <table:table-cell table:style-name="ce11" office:value-type="float" office:value="0.122823098075" calcext:value-type="float">
            <text:p>0.1228230981</text:p>
          </table:table-cell>
          <table:table-cell office:value-type="float" office:value="0.0916590284143" calcext:value-type="float">
            <text:p>0.0916590284</text:p>
          </table:table-cell>
          <table:table-cell office:value-type="float" office:value="0.0971585701192" calcext:value-type="float">
            <text:p>0.0971585701</text:p>
          </table:table-cell>
          <table:table-cell office:value-type="float" office:value="0.0329972502291" calcext:value-type="float">
            <text:p>0.0329972502</text:p>
          </table:table-cell>
          <table:table-cell office:value-type="float" office:value="0.038496791934" calcext:value-type="float">
            <text:p>0.0384967919</text:p>
          </table:table-cell>
          <table:table-cell office:value-type="float" office:value="0.0623281393217" calcext:value-type="float">
            <text:p>0.0623281393</text:p>
          </table:table-cell>
          <table:table-cell office:value-type="float" office:value="0.0540788267644" calcext:value-type="float">
            <text:p>0.0540788268</text:p>
          </table:table-cell>
          <table:table-cell table:number-columns-repeated="2"/>
        </table:table-row>
      </table:table>
      <table:table table:name="regions_and_dataCategory" table:style-name="ta1">
        <table:shapes>
          <draw:frame draw:z-index="0" draw:style-name="gr1" draw:text-style-name="P1" svg:width="6.2988in" svg:height="3.5429in" svg:x="1.0606in" svg:y="2.4445in">
            <draw:object draw:notify-on-update-of-ranges="regions_and_dataCategory.C4:regions_and_dataCategory.C10 regions_and_dataCategory.L4:regions_and_dataCategory.L1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739in" svg:y="2.3402in">
            <draw:object draw:notify-on-update-of-ranges="regions_and_dataCategory.D3:regions_and_dataCategory.J3 regions_and_dataCategory.D12:regions_and_dataCategory.J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5" table:default-cell-style-name="ce12"/>
        <table:table-column table:style-name="co32" table:default-cell-style-name="ce3"/>
        <table:table-column table:style-name="co15" table:number-columns-repeated="2" table:default-cell-style-name="ce3"/>
        <table:table-column table:style-name="co33" table:default-cell-style-name="ce3"/>
        <table:table-column table:style-name="co15" table:default-cell-style-name="ce3"/>
        <table:table-column table:style-name="co34" table:default-cell-style-name="ce3"/>
        <table:table-column table:style-name="co15" table:number-columns-repeated="2" table:default-cell-style-name="ce3"/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 table:number-columns-spanned="8" table:number-rows-spanned="1">
            <text:p>Data Category</text:p>
          </table:table-cell>
          <table:covered-table-cell table:number-columns-repeated="7" table:style-name="Default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Meteorology</text:p>
          </table:table-cell>
          <table:table-cell table:style-name="ce5" office:value-type="string" calcext:value-type="string">
            <text:p>Aeronautical Information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urveillance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Capacity Demand and Flow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%Total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8">
            <text:p>Regions</text:p>
          </table:table-cell>
          <table:table-cell table:style-name="ce12" office:value-type="string" calcext:value-type="string">
            <text:p>Europe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5" calcext:value-type="float">
            <text:p>65</text:p>
          </table:table-cell>
          <table:table-cell table:style-name="ce11" office:value-type="float" office:value="0.433333333333" calcext:value-type="float">
            <text:p>0.4333333333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Ocean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lobal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266666666667" calcext:value-type="float">
            <text:p>0.266666666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fri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s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rth Americ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733333333333" calcext:value-type="float">
            <text:p>0.073333333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outh Ameri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466666666667" calcext:value-type="float">
            <text:p>0.046666666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Total</text:p>
          </table:table-cell>
          <table:table-cell table:style-name="ce13" office:value-type="float" office:value="0.142857142857" calcext:value-type="float">
            <text:p>0.1428571429</text:p>
          </table:table-cell>
          <table:table-cell table:style-name="Default" office:value-type="float" office:value="0.0830564784053" calcext:value-type="float">
            <text:p>0.0830564784</text:p>
          </table:table-cell>
          <table:table-cell table:style-name="Default" office:value-type="float" office:value="0.0963455149502" calcext:value-type="float">
            <text:p>0.096345515</text:p>
          </table:table-cell>
          <table:table-cell table:style-name="Default" office:value-type="float" office:value="0.0498338870432" calcext:value-type="float">
            <text:p>0.049833887</text:p>
          </table:table-cell>
          <table:table-cell table:style-name="Default" office:value-type="float" office:value="0.0365448504983" calcext:value-type="float">
            <text:p>0.0365448505</text:p>
          </table:table-cell>
          <table:table-cell table:style-name="Default" office:value-type="float" office:value="0.0498338870432" calcext:value-type="float">
            <text:p>0.049833887</text:p>
          </table:table-cell>
          <table:table-cell table:style-name="Default" office:value-type="float" office:value="0.0398671096346" calcext:value-type="float">
            <text:p>0.0398671096</text:p>
          </table:table-cell>
          <table:table-cell table:style-name="Default" office:value-type="float" office:value="0.498338870432" calcext:value-type="float">
            <text:p>0.4983388704</text:p>
          </table:table-cell>
          <table:table-cell table:style-name="Default" office:value-type="float" office:value="0.00332225913621" calcext:value-type="float">
            <text:p>0.0033222591</text:p>
          </table:table-cell>
        </table:table-row>
      </table:table>
      <table:table table:name="Resumo" table:style-name="ta1">
        <table:shapes>
          <draw:frame draw:z-index="0" draw:style-name="gr1" draw:text-style-name="P1" svg:width="6.7492in" svg:height="1.5193in" svg:x="1.0126in" svg:y="1.5866in">
            <draw:object draw:notify-on-update-of-ranges="Resumo.C5:Resumo.F5 Resumo.C7:Resumo.F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1.676in" svg:x="8.6236in" svg:y="1.5031in">
            <draw:object draw:notify-on-update-of-ranges="Resumo.I5:Resumo.L5 Resumo.I7:Resumo.L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7.3358in" svg:height="1.9508in" svg:x="2.8622in" svg:y="4.7894in">
            <draw:object draw:notify-on-update-of-ranges="Resumo.C23:Resumo.I23 Resumo.C25:Resumo.I2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1.1713in" svg:x="2.2996in" svg:y="8.5748in">
            <draw:object draw:notify-on-update-of-ranges="Resumo.C45:Resumo.H45 Resumo.C47:Resumo.H47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1.652in" svg:x="2.0894in" svg:y="10.8547in">
            <draw:object draw:notify-on-update-of-ranges="Resumo.C58:Resumo.I58 Resumo.C60:Resumo.I60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7" table:default-cell-style-name="Default"/>
        <table:table-column table:style-name="co27" table:default-cell-style-name="ce14"/>
        <table:table-column table:style-name="co35" table:default-cell-style-name="ce14"/>
        <table:table-column table:style-name="co32" table:default-cell-style-name="ce14"/>
        <table:table-column table:style-name="co1" table:default-cell-style-name="ce14"/>
        <table:table-column table:style-name="co36" table:default-cell-style-name="ce14"/>
        <table:table-column table:style-name="co33" table:default-cell-style-name="ce14"/>
        <table:table-column table:style-name="co1" table:default-cell-style-name="ce14"/>
        <table:table-column table:style-name="co34" table:default-cell-style-name="ce14"/>
        <table:table-column table:style-name="co29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2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Status</text:p>
          </table:table-cell>
          <table:covered-table-cell table:number-columns-repeated="3" table:style-name="ce3"/>
          <table:table-cell table:number-columns-repeated="2"/>
          <table:table-cell table:style-name="ce15" office:value-type="string" calcext:value-type="string" table:number-columns-spanned="4" table:number-rows-spanned="1">
            <text:p>Stakeholders</text:p>
          </table:table-cell>
          <table:covered-table-cell table:number-columns-repeated="3" table:style-name="ce3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Ready for consumption</text:p>
          </table:table-cell>
          <table:table-cell table:style-name="ce3" office:value-type="string" calcext:value-type="string">
            <text:p>Under development</text:p>
          </table:table-cell>
          <table:table-cell table:style-name="ce3" office:value-type="string" calcext:value-type="string">
            <text:p>Terminated</text:p>
          </table:table-cell>
          <table:table-cell table:style-name="ce3" office:value-type="string" calcext:value-type="string">
            <text:p>Current and Supported</text:p>
          </table:table-cell>
          <table:table-cell table:number-columns-repeated="2"/>
          <table:table-cell table:style-name="ce3" office:value-type="string" calcext:value-type="string">
            <text:p>ANSP</text:p>
          </table:table-cell>
          <table:table-cell table:style-name="ce3" office:value-type="string" calcext:value-type="string">
            <text:p>Network Manager</text:p>
          </table:table-cell>
          <table:table-cell table:style-name="ce3" office:value-type="string" calcext:value-type="string">
            <text:p>Airspace User</text:p>
          </table:table-cell>
          <table:table-cell table:style-name="ce3" office:value-type="string" calcext:value-type="string">
            <text:p>Airport Operato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%Total</text:p>
          </table:table-cell>
          <table:table-cell table:style-name="ce3" table:formula="of:=[.C6]/SUM([.$C$6:.$F$6])" office:value-type="float" office:value="0.542372881355932" calcext:value-type="float">
            <text:p>0.5423728814</text:p>
          </table:table-cell>
          <table:table-cell table:style-name="ce3" table:formula="of:=[.D6]/SUM([.$C$6:.$F$6])" office:value-type="float" office:value="0.135593220338983" calcext:value-type="float">
            <text:p>0.1355932203</text:p>
          </table:table-cell>
          <table:table-cell table:style-name="ce3" table:formula="of:=[.E6]/SUM([.$C$6:.$F$6])" office:value-type="float" office:value="0.271186440677966" calcext:value-type="float">
            <text:p>0.2711864407</text:p>
          </table:table-cell>
          <table:table-cell table:style-name="ce3" table:formula="of:=[.F6]/SUM([.$C$6:.$F$6])" office:value-type="float" office:value="0.0508474576271187" calcext:value-type="float">
            <text:p>0.0508474576</text:p>
          </table:table-cell>
          <table:table-cell/>
          <table:table-cell table:style-name="ce3" office:value-type="string" calcext:value-type="string">
            <text:p>%Total</text:p>
          </table:table-cell>
          <table:table-cell table:style-name="ce3" table:formula="of:=[.I6]/SUM([.$I$6:.$L$6])" office:value-type="float" office:value="0.294117647058823" calcext:value-type="float">
            <text:p>0.2941176471</text:p>
          </table:table-cell>
          <table:table-cell table:style-name="ce3" table:formula="of:=[.J6]/SUM([.$I$6:.$L$6])" office:value-type="float" office:value="0.154411764705882" calcext:value-type="float">
            <text:p>0.1544117647</text:p>
          </table:table-cell>
          <table:table-cell table:style-name="ce3" table:formula="of:=[.K6]/SUM([.$I$6:.$L$6])" office:value-type="float" office:value="0.323529411764706" calcext:value-type="float">
            <text:p>0.3235294118</text:p>
          </table:table-cell>
          <table:table-cell table:style-name="ce3" table:formula="of:=[.L6]/SUM([.$I$6:.$L$6])" office:value-type="float" office:value="0.227941176470588" calcext:value-type="float">
            <text:p>0.227941176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 table:number-rows-repeated="1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Regioẽs</text:p>
          </table:table-cell>
          <table:covered-table-cell table:number-columns-repeated="6" table:style-name="ce3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Oceania</text:p>
          </table:table-cell>
          <table:table-cell table:style-name="ce3" office:value-type="string" calcext:value-type="string">
            <text:p>Global</text:p>
          </table:table-cell>
          <table:table-cell table:style-name="ce3" office:value-type="string" calcext:value-type="string">
            <text:p>Africa</text:p>
          </table:table-cell>
          <table:table-cell table:style-name="ce3" office:value-type="string" calcext:value-type="string">
            <text:p>Asia</text:p>
          </table:table-cell>
          <table:table-cell table:style-name="ce3" office:value-type="string" calcext:value-type="string">
            <text:p>North America</text:p>
          </table:table-cell>
          <table:table-cell table:style-name="ce3" office:value-type="string" calcext:value-type="string">
            <text:p>South Americ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%Total</text:p>
          </table:table-cell>
          <table:table-cell table:style-name="ce3" table:formula="of:=[.C24]/SUM([.$C$24:.$I$24])" office:value-type="float" office:value="0.494505494505495" calcext:value-type="float">
            <text:p>0.4945054945</text:p>
          </table:table-cell>
          <table:table-cell table:style-name="ce3" table:formula="of:=[.D24]/SUM([.$C$24:.$I$24])" office:value-type="float" office:value="0.032967032967033" calcext:value-type="float">
            <text:p>0.032967033</text:p>
          </table:table-cell>
          <table:table-cell table:style-name="ce3" table:formula="of:=[.E24]/SUM([.$C$24:.$I$24])" office:value-type="float" office:value="0.230769230769231" calcext:value-type="float">
            <text:p>0.2307692308</text:p>
          </table:table-cell>
          <table:table-cell table:style-name="ce3" table:formula="of:=[.F24]/SUM([.$C$24:.$I$24])" office:value-type="float" office:value="0.0549450549450549" calcext:value-type="float">
            <text:p>0.0549450549</text:p>
          </table:table-cell>
          <table:table-cell table:style-name="ce3" table:formula="of:=[.G24]/SUM([.$C$24:.$I$24])" office:value-type="float" office:value="0.0659340659340659" calcext:value-type="float">
            <text:p>0.0659340659</text:p>
          </table:table-cell>
          <table:table-cell table:style-name="ce3" table:formula="of:=[.H24]/SUM([.$C$24:.$I$24])" office:value-type="float" office:value="0.0879120879120879" calcext:value-type="float">
            <text:p>0.0879120879</text:p>
          </table:table-cell>
          <table:table-cell table:style-name="ce3" table:formula="of:=[.I24]/SUM([.$C$24:.$I$24])" office:value-type="float" office:value="0.032967032967033" calcext:value-type="float">
            <text:p>0.03296703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2" table:number-rows-spanned="1">
            <text:p>Act Category</text:p>
          </table:table-cell>
          <table:covered-table-cell/>
          <table:table-cell office:value-type="string" calcext:value-type="string">
            <text:p>%Tota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eteorological Information</text:p>
          </table:table-cell>
          <table:table-cell office:value-type="float" office:value="20" calcext:value-type="float">
            <text:p>20</text:p>
          </table:table-cell>
          <table:table-cell table:formula="of:=[.L27]/SUM([.$L$27:.$L$53])" office:value-type="float" office:value="0.0862068965517241" calcext:value-type="float">
            <text:p>0.0862068966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office:value-type="string" calcext:value-type="string">
            <text:p>Trajectory Management</text:p>
          </table:table-cell>
          <table:table-cell office:value-type="float" office:value="12" calcext:value-type="float">
            <text:p>12</text:p>
          </table:table-cell>
          <table:table-cell table:formula="of:=[.L28]/SUM([.$L$27:.$L$53])" office:value-type="float" office:value="0.0517241379310345" calcext:value-type="float">
            <text:p>0.0517241379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office:value-type="string" calcext:value-type="string">
            <text:p>Airspace And Surface Structure Allocation</text:p>
          </table:table-cell>
          <table:table-cell office:value-type="float" office:value="13" calcext:value-type="float">
            <text:p>13</text:p>
          </table:table-cell>
          <table:table-cell table:formula="of:=[.L29]/SUM([.$L$27:.$L$53])" office:value-type="float" office:value="0.0560344827586207" calcext:value-type="float">
            <text:p>0.0560344828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office:value-type="string" calcext:value-type="string">
            <text:p>MET Information Management</text:p>
          </table:table-cell>
          <table:table-cell office:value-type="float" office:value="26" calcext:value-type="float">
            <text:p>26</text:p>
          </table:table-cell>
          <table:table-cell table:formula="of:=[.L30]/SUM([.$L$27:.$L$53])" office:value-type="float" office:value="0.112068965517241" calcext:value-type="float">
            <text:p>0.1120689655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office:value-type="string" calcext:value-type="string">
            <text:p>Airport Management</text:p>
          </table:table-cell>
          <table:table-cell office:value-type="float" office:value="23" calcext:value-type="float">
            <text:p>23</text:p>
          </table:table-cell>
          <table:table-cell table:formula="of:=[.L31]/SUM([.$L$27:.$L$53])" office:value-type="float" office:value="0.0991379310344828" calcext:value-type="float">
            <text:p>0.099137931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Shared Information Service Management</text:p>
          </table:table-cell>
          <table:table-cell office:value-type="float" office:value="6" calcext:value-type="float">
            <text:p>6</text:p>
          </table:table-cell>
          <table:table-cell table:formula="of:=[.L32]/SUM([.$L$27:.$L$53])" office:value-type="float" office:value="0.0258620689655172" calcext:value-type="float">
            <text:p>0.025862069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Demand And Capacity Balancing</text:p>
          </table:table-cell>
          <table:table-cell office:value-type="float" office:value="9" calcext:value-type="float">
            <text:p>9</text:p>
          </table:table-cell>
          <table:table-cell table:formula="of:=[.L33]/SUM([.$L$27:.$L$53])" office:value-type="float" office:value="0.0387931034482759" calcext:value-type="float">
            <text:p>0.0387931034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Traffic Synchronisation</text:p>
          </table:table-cell>
          <table:table-cell office:value-type="float" office:value="4" calcext:value-type="float">
            <text:p>4</text:p>
          </table:table-cell>
          <table:table-cell table:formula="of:=[.L34]/SUM([.$L$27:.$L$53])" office:value-type="float" office:value="0.0172413793103448" calcext:value-type="float">
            <text:p>0.0172413793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Separation Provision</text:p>
          </table:table-cell>
          <table:table-cell office:value-type="float" office:value="2" calcext:value-type="float">
            <text:p>2</text:p>
          </table:table-cell>
          <table:table-cell table:formula="of:=[.L35]/SUM([.$L$27:.$L$53])" office:value-type="float" office:value="0.00862068965517241" calcext:value-type="float">
            <text:p>0.0086206897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Trajectory Planning</text:p>
          </table:table-cell>
          <table:table-cell office:value-type="float" office:value="11" calcext:value-type="float">
            <text:p>11</text:p>
          </table:table-cell>
          <table:table-cell table:formula="of:=[.L36]/SUM([.$L$27:.$L$53])" office:value-type="float" office:value="0.0474137931034483" calcext:value-type="float">
            <text:p>0.0474137931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Traffic Sequencing</text:p>
          </table:table-cell>
          <table:table-cell office:value-type="float" office:value="3" calcext:value-type="float">
            <text:p>3</text:p>
          </table:table-cell>
          <table:table-cell table:formula="of:=[.L37]/SUM([.$L$27:.$L$53])" office:value-type="float" office:value="0.0129310344827586" calcext:value-type="float">
            <text:p>0.0129310345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ATM Information Management</text:p>
          </table:table-cell>
          <table:table-cell office:value-type="float" office:value="21" calcext:value-type="float">
            <text:p>21</text:p>
          </table:table-cell>
          <table:table-cell table:formula="of:=[.L38]/SUM([.$L$27:.$L$53])" office:value-type="float" office:value="0.0905172413793103" calcext:value-type="float">
            <text:p>0.0905172414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Airspace Access</text:p>
          </table:table-cell>
          <table:table-cell office:value-type="float" office:value="3" calcext:value-type="float">
            <text:p>3</text:p>
          </table:table-cell>
          <table:table-cell table:formula="of:=[.L39]/SUM([.$L$27:.$L$53])" office:value-type="float" office:value="0.0129310344827586" calcext:value-type="float">
            <text:p>0.0129310345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Flight Information Management</text:p>
          </table:table-cell>
          <table:table-cell office:value-type="float" office:value="12" calcext:value-type="float">
            <text:p>12</text:p>
          </table:table-cell>
          <table:table-cell table:formula="of:=[.L40]/SUM([.$L$27:.$L$53])" office:value-type="float" office:value="0.0517241379310345" calcext:value-type="float">
            <text:p>0.0517241379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Airport CDM</text:p>
          </table:table-cell>
          <table:table-cell office:value-type="float" office:value="10" calcext:value-type="float">
            <text:p>10</text:p>
          </table:table-cell>
          <table:table-cell table:formula="of:=[.L41]/SUM([.$L$27:.$L$53])" office:value-type="float" office:value="0.0431034482758621" calcext:value-type="float">
            <text:p>0.0431034483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Surveillance Infrastructure</text:p>
          </table:table-cell>
          <table:table-cell office:value-type="float" office:value="7" calcext:value-type="float">
            <text:p>7</text:p>
          </table:table-cell>
          <table:table-cell table:formula="of:=[.L42]/SUM([.$L$27:.$L$53])" office:value-type="float" office:value="0.0301724137931034" calcext:value-type="float">
            <text:p>0.0301724138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Trajectory Execution And Conformance Monitoring</text:p>
          </table:table-cell>
          <table:table-cell office:value-type="float" office:value="3" calcext:value-type="float">
            <text:p>3</text:p>
          </table:table-cell>
          <table:table-cell table:formula="of:=[.L43]/SUM([.$L$27:.$L$53])" office:value-type="float" office:value="0.0129310344827586" calcext:value-type="float">
            <text:p>0.0129310345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 table:number-columns-spanned="6" table:number-rows-spanned="1">
            <text:p>Fight Phases</text:p>
          </table:table-cell>
          <table:covered-table-cell table:number-columns-repeated="5" table:style-name="ce3"/>
          <table:table-cell table:number-columns-repeated="2"/>
          <table:table-cell office:value-type="string" calcext:value-type="string">
            <text:p>Airspace <text:s/>And Surface Structure <text:s/>Design</text:p>
          </table:table-cell>
          <table:table-cell office:value-type="float" office:value="7" calcext:value-type="float">
            <text:p>7</text:p>
          </table:table-cell>
          <table:table-cell table:formula="of:=[.L44]/SUM([.$L$27:.$L$53])" office:value-type="float" office:value="0.0301724137931034" calcext:value-type="float">
            <text:p>0.0301724138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En-route</text:p>
          </table:table-cell>
          <table:table-cell table:style-name="ce3" office:value-type="string" calcext:value-type="string">
            <text:p>Oceanic</text:p>
          </table:table-cell>
          <table:table-cell table:style-name="ce3" office:value-type="string" calcext:value-type="string">
            <text:p>Airport (ramp)</text:p>
          </table:table-cell>
          <table:table-cell table:style-name="ce3" office:value-type="string" calcext:value-type="string">
            <text:p>Arrival</text:p>
          </table:table-cell>
          <table:table-cell table:style-name="ce3" office:value-type="string" calcext:value-type="string">
            <text:p>Take Off</text:p>
          </table:table-cell>
          <table:table-cell table:style-name="ce3" office:value-type="string" calcext:value-type="string">
            <text:p>Departure</text:p>
          </table:table-cell>
          <table:table-cell table:number-columns-repeated="2"/>
          <table:table-cell office:value-type="string" calcext:value-type="string">
            <text:p>Aeronautical Information Management</text:p>
          </table:table-cell>
          <table:table-cell office:value-type="float" office:value="15" calcext:value-type="float">
            <text:p>15</text:p>
          </table:table-cell>
          <table:table-cell table:formula="of:=[.L45]/SUM([.$L$27:.$L$53])" office:value-type="float" office:value="0.0646551724137931" calcext:value-type="float">
            <text:p>0.0646551724</text:p>
          </table:table-cell>
        </table:table-row>
        <table:table-row table:style-name="ro1">
          <table:table-cell table:number-columns-repeated="2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Conflict Management</text:p>
          </table:table-cell>
          <table:table-cell office:value-type="float" office:value="3" calcext:value-type="float">
            <text:p>3</text:p>
          </table:table-cell>
          <table:table-cell table:formula="of:=[.L46]/SUM([.$L$27:.$L$53])" office:value-type="float" office:value="0.0129310344827586" calcext:value-type="float">
            <text:p>0.0129310345</text:p>
          </table:table-cell>
        </table:table-row>
        <table:table-row table:style-name="ro1">
          <table:table-cell/>
          <table:table-cell table:style-name="ce3" office:value-type="string" calcext:value-type="string">
            <text:p>%Total</text:p>
          </table:table-cell>
          <table:table-cell table:style-name="ce3" table:formula="of:=[.C46]/SUM([.$C$46:.$H$46])" office:value-type="float" office:value="0.233502538071066" calcext:value-type="float">
            <text:p>0.2335025381</text:p>
          </table:table-cell>
          <table:table-cell table:style-name="ce3" table:formula="of:=[.D46]/SUM([.$C$46:.$H$46])" office:value-type="float" office:value="0.0761421319796954" calcext:value-type="float">
            <text:p>0.076142132</text:p>
          </table:table-cell>
          <table:table-cell table:style-name="ce3" table:formula="of:=[.E46]/SUM([.$C$46:.$H$46])" office:value-type="float" office:value="0.177664974619289" calcext:value-type="float">
            <text:p>0.1776649746</text:p>
          </table:table-cell>
          <table:table-cell table:style-name="ce3" table:formula="of:=[.F46]/SUM([.$C$46:.$H$46])" office:value-type="float" office:value="0.182741116751269" calcext:value-type="float">
            <text:p>0.1827411168</text:p>
          </table:table-cell>
          <table:table-cell table:style-name="ce3" table:formula="of:=[.G46]/SUM([.$C$46:.$H$46])" office:value-type="float" office:value="0.152284263959391" calcext:value-type="float">
            <text:p>0.152284264</text:p>
          </table:table-cell>
          <table:table-cell table:style-name="ce3" table:formula="of:=[.H46]/SUM([.$C$46:.$H$46])" office:value-type="float" office:value="0.177664974619289" calcext:value-type="float">
            <text:p>0.1776649746</text:p>
          </table:table-cell>
          <table:table-cell table:number-columns-repeated="2"/>
          <table:table-cell office:value-type="string" calcext:value-type="string">
            <text:p>ATM Network Management</text:p>
          </table:table-cell>
          <table:table-cell office:value-type="float" office:value="7" calcext:value-type="float">
            <text:p>7</text:p>
          </table:table-cell>
          <table:table-cell table:formula="of:=[.L47]/SUM([.$L$27:.$L$53])" office:value-type="float" office:value="0.0301724137931034" calcext:value-type="float">
            <text:p>0.030172413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oute Design</text:p>
          </table:table-cell>
          <table:table-cell office:value-type="float" office:value="5" calcext:value-type="float">
            <text:p>5</text:p>
          </table:table-cell>
          <table:table-cell table:formula="of:=[.L48]/SUM([.$L$27:.$L$53])" office:value-type="float" office:value="0.021551724137931" calcext:value-type="float">
            <text:p>0.0215517241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CNS Infrastructure</text:p>
          </table:table-cell>
          <table:table-cell office:value-type="float" office:value="3" calcext:value-type="float">
            <text:p>3</text:p>
          </table:table-cell>
          <table:table-cell table:formula="of:=[.L49]/SUM([.$L$27:.$L$53])" office:value-type="float" office:value="0.0129310344827586" calcext:value-type="float">
            <text:p>0.0129310345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Navigtion Infrastructure</text:p>
          </table:table-cell>
          <table:table-cell office:value-type="float" office:value="2" calcext:value-type="float">
            <text:p>2</text:p>
          </table:table-cell>
          <table:table-cell table:formula="of:=[.L50]/SUM([.$L$27:.$L$53])" office:value-type="float" office:value="0.00862068965517241" calcext:value-type="float">
            <text:p>0.0086206897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Route Assignment And Guidance</text:p>
          </table:table-cell>
          <table:table-cell office:value-type="float" office:value="1" calcext:value-type="float">
            <text:p>1</text:p>
          </table:table-cell>
          <table:table-cell table:formula="of:=[.L51]/SUM([.$L$27:.$L$53])" office:value-type="float" office:value="0.00431034482758621" calcext:value-type="float">
            <text:p>0.0043103448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Communication Infrastructure</text:p>
          </table:table-cell>
          <table:table-cell office:value-type="float" office:value="2" calcext:value-type="float">
            <text:p>2</text:p>
          </table:table-cell>
          <table:table-cell table:formula="of:=[.L52]/SUM([.$L$27:.$L$53])" office:value-type="float" office:value="0.00862068965517241" calcext:value-type="float">
            <text:p>0.0086206897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Collision Avoidance</text:p>
          </table:table-cell>
          <table:table-cell office:value-type="float" office:value="2" calcext:value-type="float">
            <text:p>2</text:p>
          </table:table-cell>
          <table:table-cell table:formula="of:=[.L53]/SUM([.$L$27:.$L$53])" office:value-type="float" office:value="0.00862068965517241" calcext:value-type="float">
            <text:p>0.0086206897</text:p>
          </table:table-cell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4" office:value-type="string" calcext:value-type="string" table:number-columns-spanned="7" table:number-rows-spanned="1">
            <text:p>Data Category</text:p>
          </table:table-cell>
          <table:covered-table-cell table:number-columns-repeated="6" table:style-name="ce2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Meteorology</text:p>
          </table:table-cell>
          <table:table-cell table:style-name="ce3" office:value-type="string" calcext:value-type="string">
            <text:p>Aeronautical Information</text:p>
          </table:table-cell>
          <table:table-cell table:style-name="ce3" office:value-type="string" calcext:value-type="string">
            <text:p>Flight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Surveillance</text:p>
          </table:table-cell>
          <table:table-cell table:style-name="ce3" office:value-type="string" calcext:value-type="string">
            <text:p>Environment</text:p>
          </table:table-cell>
          <table:table-cell table:style-name="ce3" office:value-type="string" calcext:value-type="string">
            <text:p>Capacity Demand and Flow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%Total</text:p>
          </table:table-cell>
          <table:table-cell table:style-name="ce3" table:formula="of:=[.C59]/SUM([.$C$59:.$I$59])" office:value-type="float" office:value="0.262626262626263" calcext:value-type="float">
            <text:p>0.2626262626</text:p>
          </table:table-cell>
          <table:table-cell table:style-name="ce3" table:formula="of:=[.D59]/SUM([.$C$59:.$I$59])" office:value-type="float" office:value="0.252525252525252" calcext:value-type="float">
            <text:p>0.2525252525</text:p>
          </table:table-cell>
          <table:table-cell table:style-name="ce3" table:formula="of:=[.E59]/SUM([.$C$59:.$I$59])" office:value-type="float" office:value="0.232323232323232" calcext:value-type="float">
            <text:p>0.2323232323</text:p>
          </table:table-cell>
          <table:table-cell table:style-name="ce3" table:formula="of:=[.F59]/SUM([.$C$59:.$I$59])" office:value-type="float" office:value="0.0505050505050505" calcext:value-type="float">
            <text:p>0.0505050505</text:p>
          </table:table-cell>
          <table:table-cell table:style-name="ce3" table:formula="of:=[.G59]/SUM([.$C$59:.$I$59])" office:value-type="float" office:value="0.0606060606060606" calcext:value-type="float">
            <text:p>0.0606060606</text:p>
          </table:table-cell>
          <table:table-cell table:style-name="ce3" table:formula="of:=[.H59]/SUM([.$C$59:.$I$59])" office:value-type="float" office:value="0.0808080808080808" calcext:value-type="float">
            <text:p>0.0808080808</text:p>
          </table:table-cell>
          <table:table-cell table:style-name="ce3" table:formula="of:=[.I59]/SUM([.$C$59:.$I$59])" office:value-type="float" office:value="0.0606060606060606" calcext:value-type="float">
            <text:p>0.0606060606</text:p>
          </table:table-cell>
          <table:table-cell table:number-columns-repeated="4"/>
        </table:table-row>
        <table:table-row table:style-name="ro1" table:number-rows-repeated="104851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erson Souza</meta:initial-creator>
    <meta:creation-date>2017-06-07T08:50:41.138748930</meta:creation-date>
    <dc:date>2017-06-07T10:14:19.846705290</dc:date>
    <dc:creator>Jeferson Souza</dc:creator>
    <meta:editing-duration>PT23M13S</meta:editing-duration>
    <meta:editing-cycles>5</meta:editing-cycles>
    <meta:generator>LibreOffice/4.3.3.2$Linux_X86_64 LibreOffice_project/430m0$Build-2</meta:generator>
    <meta:document-statistic meta:table-count="5" meta:cell-count="108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62cm" svg:height="14.67cm" xlink:href=".." xlink:type="simple" chart:class="chart:bar" chart:style-name="ch1">
        <chart:legend chart:legend-position="end" svg:x="18.058cm" svg:y="7.036cm" style:legend-expansion="high" chart:style-name="ch2"/>
        <chart:plot-area chart:style-name="ch3" table:cell-range-address="actCategory_and_dataStakeholder.C5:actCategory_and_dataStakeholder.C31 actCategory_and_dataStakeholder.I5:actCategory_and_dataStakeholder.I31" chart:data-source-has-labels="column" svg:x="0.403cm" svg:y="0.293cm" svg:width="17.252cm" svg:height="14.084cm">
          <chartooo:coordinate-region svg:x="8.274cm" svg:y="0.293cm" svg:width="9.049cm" svg:height="13.437cm"/>
          <chart:axis chart:dimension="x" chart:name="primary-x" chart:style-name="ch4" chartooo:axis-type="auto">
            <chartooo:date-scale/>
            <chart:categories table:cell-range-address="actCategory_and_dataStakeholder.C5:actCategory_and_dataStakeholder.C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ctCategory_and_dataStakeholder.I5:actCategory_and_dataStakeholder.I31" chart:class="chart:ba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Meteorological Information</text:p>
                <draw:g>
                  <svg:desc>actCategory_and_dataStakeholder.C5:actCategory_and_dataStakeholder.C31</svg:desc>
                </draw:g>
              </table:table-cell>
              <table:table-cell office:value-type="float" office:value="0.0809061488673">
                <text:p>0.0809061488673</text:p>
                <draw:g>
                  <svg:desc>actCategory_and_dataStakeholder.I5:actCategory_and_dataStakeholder.I31</svg:desc>
                </draw:g>
              </table:table-cell>
            </table:table-row>
            <table:table-row>
              <table:table-cell office:value-type="string">
                <text:p>Trajectory Management</text:p>
              </table:table-cell>
              <table:table-cell office:value-type="float" office:value="0.0517799352751">
                <text:p>0.0517799352751</text:p>
              </table:table-cell>
            </table:table-row>
            <table:table-row>
              <table:table-cell office:value-type="string">
                <text:p>Airspace And Surface Structure Allocation</text:p>
              </table:table-cell>
              <table:table-cell office:value-type="float" office:value="0.0663430420712">
                <text:p>0.0663430420712</text:p>
              </table:table-cell>
            </table:table-row>
            <table:table-row>
              <table:table-cell office:value-type="string">
                <text:p>MET Information Management</text:p>
              </table:table-cell>
              <table:table-cell office:value-type="float" office:value="0.111650485437">
                <text:p>0.111650485437</text:p>
              </table:table-cell>
            </table:table-row>
            <table:table-row>
              <table:table-cell office:value-type="string">
                <text:p>Airport Management</text:p>
              </table:table-cell>
              <table:table-cell office:value-type="float" office:value="0.0922330097087">
                <text:p>0.0922330097087</text:p>
              </table:table-cell>
            </table:table-row>
            <table:table-row>
              <table:table-cell office:value-type="string">
                <text:p>Shared Information Service Management</text:p>
              </table:table-cell>
              <table:table-cell office:value-type="float" office:value="0.0242718446602">
                <text:p>0.0242718446602</text:p>
              </table:table-cell>
            </table:table-row>
            <table:table-row>
              <table:table-cell office:value-type="string">
                <text:p>Demand And Capacity Balancing</text:p>
              </table:table-cell>
              <table:table-cell office:value-type="float" office:value="0.0339805825243">
                <text:p>0.0339805825243</text:p>
              </table:table-cell>
            </table:table-row>
            <table:table-row>
              <table:table-cell office:value-type="string">
                <text:p>Traffic Synchronisation</text:p>
              </table:table-cell>
              <table:table-cell office:value-type="float" office:value="0.0129449838188">
                <text:p>0.0129449838188</text:p>
              </table:table-cell>
            </table:table-row>
            <table:table-row>
              <table:table-cell office:value-type="string">
                <text:p>Separation Provision</text:p>
              </table:table-cell>
              <table:table-cell office:value-type="float" office:value="0.0129449838188">
                <text:p>0.0129449838188</text:p>
              </table:table-cell>
            </table:table-row>
            <table:table-row>
              <table:table-cell office:value-type="string">
                <text:p>Trajectory Planning</text:p>
              </table:table-cell>
              <table:table-cell office:value-type="float" office:value="0.0436893203883">
                <text:p>0.0436893203883</text:p>
              </table:table-cell>
            </table:table-row>
            <table:table-row>
              <table:table-cell office:value-type="string">
                <text:p>Traffic Sequencing</text:p>
              </table:table-cell>
              <table:table-cell office:value-type="float" office:value="0.0129449838188">
                <text:p>0.0129449838188</text:p>
              </table:table-cell>
            </table:table-row>
            <table:table-row>
              <table:table-cell office:value-type="string">
                <text:p>ATM Information Management</text:p>
              </table:table-cell>
              <table:table-cell office:value-type="float" office:value="0.0987055016181">
                <text:p>0.0987055016181</text:p>
              </table:table-cell>
            </table:table-row>
            <table:table-row>
              <table:table-cell office:value-type="string">
                <text:p>Airspace Access</text:p>
              </table:table-cell>
              <table:table-cell office:value-type="float" office:value="0.0161812297735">
                <text:p>0.0161812297735</text:p>
              </table:table-cell>
            </table:table-row>
            <table:table-row>
              <table:table-cell office:value-type="string">
                <text:p>Flight Information Management</text:p>
              </table:table-cell>
              <table:table-cell office:value-type="float" office:value="0.0501618122977">
                <text:p>0.0501618122977</text:p>
              </table:table-cell>
            </table:table-row>
            <table:table-row>
              <table:table-cell office:value-type="string">
                <text:p>Airport CDM</text:p>
              </table:table-cell>
              <table:table-cell office:value-type="float" office:value="0.037216828479">
                <text:p>0.037216828479</text:p>
              </table:table-cell>
            </table:table-row>
            <table:table-row>
              <table:table-cell office:value-type="string">
                <text:p>Surveillance Infrastructure</text:p>
              </table:table-cell>
              <table:table-cell office:value-type="float" office:value="0.0226537216828">
                <text:p>0.0226537216828</text:p>
              </table:table-cell>
            </table:table-row>
            <table:table-row>
              <table:table-cell office:value-type="string">
                <text:p>Trajectory Execution And Conformance Monitoring</text:p>
              </table:table-cell>
              <table:table-cell office:value-type="float" office:value="0.00970873786408">
                <text:p>0.00970873786408</text:p>
              </table:table-cell>
            </table:table-row>
            <table:table-row>
              <table:table-cell office:value-type="string">
                <text:p>Airspace  And Surface Structure  Design</text:p>
              </table:table-cell>
              <table:table-cell office:value-type="float" office:value="0.0388349514563">
                <text:p>0.0388349514563</text:p>
              </table:table-cell>
            </table:table-row>
            <table:table-row>
              <table:table-cell office:value-type="string">
                <text:p>Aeronautical Information Management</text:p>
              </table:table-cell>
              <table:table-cell office:value-type="float" office:value="0.0679611650485">
                <text:p>0.0679611650485</text:p>
              </table:table-cell>
            </table:table-row>
            <table:table-row>
              <table:table-cell office:value-type="string">
                <text:p>Conflict Management</text:p>
              </table:table-cell>
              <table:table-cell office:value-type="float" office:value="0.0194174757282">
                <text:p>0.0194174757282</text:p>
              </table:table-cell>
            </table:table-row>
            <table:table-row>
              <table:table-cell office:value-type="string">
                <text:p>ATM Network Management</text:p>
              </table:table-cell>
              <table:table-cell office:value-type="float" office:value="0.0194174757282">
                <text:p>0.0194174757282</text:p>
              </table:table-cell>
            </table:table-row>
            <table:table-row>
              <table:table-cell office:value-type="string">
                <text:p>Route Design</text:p>
              </table:table-cell>
              <table:table-cell office:value-type="float" office:value="0.0323624595469">
                <text:p>0.0323624595469</text:p>
              </table:table-cell>
            </table:table-row>
            <table:table-row>
              <table:table-cell office:value-type="string">
                <text:p>CNS Infrastructure</text:p>
              </table:table-cell>
              <table:table-cell office:value-type="float" office:value="0.00647249190939">
                <text:p>0.00647249190939</text:p>
              </table:table-cell>
            </table:table-row>
            <table:table-row>
              <table:table-cell office:value-type="string">
                <text:p>Navigtion Infrastructure</text:p>
              </table:table-cell>
              <table:table-cell office:value-type="float" office:value="0.00647249190939">
                <text:p>0.00647249190939</text:p>
              </table:table-cell>
            </table:table-row>
            <table:table-row>
              <table:table-cell office:value-type="string">
                <text:p>Route Assignment And Guidance</text:p>
              </table:table-cell>
              <table:table-cell office:value-type="float" office:value="0.00647249190939">
                <text:p>0.00647249190939</text:p>
              </table:table-cell>
            </table:table-row>
            <table:table-row>
              <table:table-cell office:value-type="string">
                <text:p>Communication Infrastructure</text:p>
              </table:table-cell>
              <table:table-cell office:value-type="float" office:value="0.0129449838188">
                <text:p>0.0129449838188</text:p>
              </table:table-cell>
            </table:table-row>
            <table:table-row>
              <table:table-cell office:value-type="string">
                <text:p>Collision Avoidance</text:p>
              </table:table-cell>
              <table:table-cell office:value-type="float" office:value="0.0113268608414">
                <text:p>0.0113268608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4.258cm" xlink:href=".." xlink:type="simple" chart:class="chart:circle" chart:style-name="ch1">
        <chart:legend chart:legend-position="end" svg:x="12.573cm" svg:y="1.083cm" style:legend-expansion="high" chart:style-name="ch2"/>
        <chart:plot-area chart:style-name="ch3" table:cell-range-address="Resumo.I5:Resumo.L5 Resumo.I7:Resumo.L7" chart:data-source-has-labels="row" svg:x="0.32cm" svg:y="0.085cm" svg:width="11.933cm" svg:height="4.088cm">
          <chartooo:coordinate-region svg:x="4.242cm" svg:y="0.085cm" svg:width="4.088cm" svg:height="4.088cm"/>
          <chart:axis chart:dimension="x" chart:name="primary-x" chart:style-name="ch4" chartooo:axis-type="auto">
            <chartooo:date-scale/>
            <chart:categories table:cell-range-address="Resumo.I5:Resumo.L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o.I7:Resumo.L7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P</text:p>
                <draw:g>
                  <svg:desc>Resumo.I5:Resumo.L5</svg:desc>
                </draw:g>
              </table:table-cell>
              <table:table-cell office:value-type="string">
                <text:p>Network Manager</text:p>
              </table:table-cell>
              <table:table-cell office:value-type="string">
                <text:p>Airspace User</text:p>
              </table:table-cell>
              <table:table-cell office:value-type="string">
                <text:p>Airport Operator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294117647058823">
                <text:p>0.294117647058823</text:p>
                <draw:g>
                  <svg:desc>Resumo.I7:Resumo.L7</svg:desc>
                </draw:g>
              </table:table-cell>
              <table:table-cell office:value-type="float" office:value="0.154411764705882">
                <text:p>0.154411764705882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227941176470588">
                <text:p>0.2279411764705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634cm" svg:height="4.956cm" xlink:href=".." xlink:type="simple" chart:class="chart:circle" chart:style-name="ch1">
        <chart:legend chart:legend-position="end" svg:x="15.63cm" svg:y="0.685cm" style:legend-expansion="high" chart:style-name="ch2"/>
        <chart:plot-area chart:style-name="ch3" table:cell-range-address="Resumo.C23:Resumo.I23 Resumo.C25:Resumo.I25" chart:data-source-has-labels="row" svg:x="0.372cm" svg:y="0.099cm" svg:width="14.886cm" svg:height="4.758cm">
          <chartooo:coordinate-region svg:x="5.436cm" svg:y="0.099cm" svg:width="4.758cm" svg:height="4.758cm"/>
          <chart:axis chart:dimension="x" chart:name="primary-x" chart:style-name="ch4" chartooo:axis-type="auto">
            <chartooo:date-scale/>
            <chart:categories table:cell-range-address="Resumo.C23:Resumo.I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o.C25:Resumo.I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urope</text:p>
                <draw:g>
                  <svg:desc>Resumo.C23:Resumo.I23</svg:desc>
                </draw:g>
              </table:table-cell>
              <table:table-cell office:value-type="string">
                <text:p>Oceania</text:p>
              </table:table-cell>
              <table:table-cell office:value-type="string">
                <text:p>Global</text:p>
              </table:table-cell>
              <table:table-cell office:value-type="string">
                <text:p>Africa</text:p>
              </table:table-cell>
              <table:table-cell office:value-type="string">
                <text:p>Asia</text:p>
              </table:table-cell>
              <table:table-cell office:value-type="string">
                <text:p>North America</text:p>
              </table:table-cell>
              <table:table-cell office:value-type="string">
                <text:p>South America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494505494505495">
                <text:p>0.494505494505495</text:p>
                <draw:g>
                  <svg:desc>Resumo.C25:Resumo.I25</svg:desc>
                </draw:g>
              </table:table-cell>
              <table:table-cell office:value-type="float" office:value="0.032967032967033">
                <text:p>0.032967032967033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0.0659340659340659">
                <text:p>0.0659340659340659</text:p>
              </table:table-cell>
              <table:table-cell office:value-type="float" office:value="0.0879120879120879">
                <text:p>0.0879120879120879</text:p>
              </table:table-cell>
              <table:table-cell office:value-type="float" office:value="0.032967032967033">
                <text:p>0.0329670329670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2.976cm" xlink:href=".." xlink:type="simple" chart:class="chart:circle" chart:style-name="ch1">
        <chart:legend chart:legend-position="end" svg:x="11.128cm" svg:y="0.691cm" style:legend-expansion="high" chart:style-name="ch2"/>
        <chart:plot-area chart:style-name="ch3" table:cell-range-address="Resumo.C45:Resumo.H45 Resumo.C47:Resumo.H47" chart:data-source-has-labels="row" svg:x="0.32cm" svg:y="0.059cm" svg:width="10.488cm" svg:height="2.858cm">
          <chartooo:coordinate-region svg:x="4.135cm" svg:y="0.059cm" svg:width="2.858cm" svg:height="2.858cm"/>
          <chart:axis chart:dimension="x" chart:name="primary-x" chart:style-name="ch4" chartooo:axis-type="auto">
            <chartooo:date-scale/>
            <chart:categories table:cell-range-address="Resumo.C45:Resumo.H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o.C47:Resumo.H4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-route</text:p>
                <draw:g>
                  <svg:desc>Resumo.C45:Resumo.H45</svg:desc>
                </draw:g>
              </table:table-cell>
              <table:table-cell office:value-type="string">
                <text:p>Oceanic</text:p>
              </table:table-cell>
              <table:table-cell office:value-type="string">
                <text:p>Airport (ramp)</text:p>
              </table:table-cell>
              <table:table-cell office:value-type="string">
                <text:p>Arrival</text:p>
              </table:table-cell>
              <table:table-cell office:value-type="string">
                <text:p>Take Off</text:p>
              </table:table-cell>
              <table:table-cell office:value-type="string">
                <text:p>Departure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233502538071066">
                <text:p>0.233502538071066</text:p>
                <draw:g>
                  <svg:desc>Resumo.C47:Resumo.H47</svg:desc>
                </draw:g>
              </table:table-cell>
              <table:table-cell office:value-type="float" office:value="0.0761421319796954">
                <text:p>0.0761421319796954</text:p>
              </table:table-cell>
              <table:table-cell office:value-type="float" office:value="0.177664974619289">
                <text:p>0.177664974619289</text:p>
              </table:table-cell>
              <table:table-cell office:value-type="float" office:value="0.182741116751269">
                <text:p>0.182741116751269</text:p>
              </table:table-cell>
              <table:table-cell office:value-type="float" office:value="0.152284263959391">
                <text:p>0.152284263959391</text:p>
              </table:table-cell>
              <table:table-cell office:value-type="float" office:value="0.177664974619289">
                <text:p>0.1776649746192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4.197cm" xlink:href=".." xlink:type="simple" chart:class="chart:circle" chart:style-name="ch1">
        <chart:legend chart:legend-position="end" svg:x="11.038cm" svg:y="0.305cm" style:legend-expansion="high" chart:style-name="ch2"/>
        <chart:plot-area chart:style-name="ch3" table:cell-range-address="Resumo.C58:Resumo.I58 Resumo.C60:Resumo.I60" chart:data-source-has-labels="row" svg:x="0.32cm" svg:y="0.083cm" svg:width="10.398cm" svg:height="4.031cm">
          <chartooo:coordinate-region svg:x="3.503cm" svg:y="0.083cm" svg:width="4.031cm" svg:height="4.031cm"/>
          <chart:axis chart:dimension="x" chart:name="primary-x" chart:style-name="ch4" chartooo:axis-type="auto">
            <chartooo:date-scale/>
            <chart:categories table:cell-range-address="Resumo.C58:Resumo.I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o.C60:Resumo.I6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eorology</text:p>
                <draw:g>
                  <svg:desc>Resumo.C58:Resumo.I58</svg:desc>
                </draw:g>
              </table:table-cell>
              <table:table-cell office:value-type="string">
                <text:p>Aeronautical Information</text:p>
              </table:table-cell>
              <table:table-cell office:value-type="string">
                <text:p>Flight</text:p>
              </table:table-cell>
              <table:table-cell office:value-type="string">
                <text:p>Other</text:p>
              </table:table-cell>
              <table:table-cell office:value-type="string">
                <text:p>Surveillance</text:p>
              </table:table-cell>
              <table:table-cell office:value-type="string">
                <text:p>Environment</text:p>
              </table:table-cell>
              <table:table-cell office:value-type="string">
                <text:p>Capacity Demand and Flow</text:p>
              </table:table-cell>
            </table:table-row>
          </table:table-header-rows>
          <table:table-rows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262626262626263">
                <text:p>0.262626262626263</text:p>
                <draw:g>
                  <svg:desc>Resumo.C60:Resumo.I60</svg:desc>
                </draw:g>
              </table:table-cell>
              <table:table-cell office:value-type="float" office:value="0.252525252525252">
                <text:p>0.252525252525252</text:p>
              </table:table-cell>
              <table:table-cell office:value-type="float" office:value="0.232323232323232">
                <text:p>0.232323232323232</text:p>
              </table:table-cell>
              <table:table-cell office:value-type="float" office:value="0.0505050505050505">
                <text:p>0.050505050505050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0808080808080808">
                <text:p>0.0808080808080808</text:p>
              </table:table-cell>
              <table:table-cell office:value-type="float" office:value="0.0606060606060606">
                <text:p>0.060606060606060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95cm" svg:height="8.56cm" xlink:href=".." xlink:type="simple" chart:class="chart:circle" chart:style-name="ch1">
        <chart:legend chart:legend-position="end" svg:x="9.268cm" svg:y="3.234cm" style:legend-expansion="high" chart:style-name="ch2"/>
        <chart:plot-area chart:style-name="ch3" table:cell-range-address="actCategory_and_dataStakeholder.D4:actCategory_and_dataStakeholder.G4 actCategory_and_dataStakeholder.D33:actCategory_and_dataStakeholder.G33" chart:data-source-has-labels="row" svg:x="0.253cm" svg:y="0.171cm" svg:width="8.762cm" svg:height="8.218cm">
          <chartooo:coordinate-region svg:x="0.525cm" svg:y="0.171cm" svg:width="8.218cm" svg:height="8.218cm"/>
          <chart:axis chart:dimension="x" chart:name="primary-x" chart:style-name="ch4" chartooo:axis-type="auto">
            <chartooo:date-scale/>
            <chart:categories table:cell-range-address="actCategory_and_dataStakeholder.D4:actCategory_and_dataStakeholder.G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ctCategory_and_dataStakeholder.D33:actCategory_and_dataStakeholder.G3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P</text:p>
                <draw:g>
                  <svg:desc>actCategory_and_dataStakeholder.D4:actCategory_and_dataStakeholder.G4</svg:desc>
                </draw:g>
              </table:table-cell>
              <table:table-cell office:value-type="string">
                <text:p>Network Manager</text:p>
              </table:table-cell>
              <table:table-cell office:value-type="string">
                <text:p>Airspace User</text:p>
              </table:table-cell>
              <table:table-cell office:value-type="string">
                <text:p>Airport Operator</text:p>
              </table:table-cell>
            </table:table-row>
          </table:table-header-rows>
          <table:table-rows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.143896523848">
                <text:p>0.143896523848</text:p>
                <draw:g>
                  <svg:desc>actCategory_and_dataStakeholder.D33:actCategory_and_dataStakeholder.G33</svg:desc>
                </draw:g>
              </table:table-cell>
              <table:table-cell office:value-type="float" office:value="0.0889248181083">
                <text:p>0.0889248181083</text:p>
              </table:table-cell>
              <table:table-cell office:value-type="float" office:value="0.151980598222">
                <text:p>0.151980598222</text:p>
              </table:table-cell>
              <table:table-cell office:value-type="float" office:value="0.114793856103">
                <text:p>0.114793856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20.646cm" xlink:href=".." xlink:type="simple" chart:class="chart:bar" chart:style-name="ch1">
        <chart:legend chart:legend-position="end" svg:x="14.107cm" svg:y="10.024cm" style:legend-expansion="high" chart:style-name="ch2"/>
        <chart:plot-area chart:style-name="ch3" table:cell-range-address="regions_and_actCategory.D3:regions_and_actCategory.AD3 regions_and_actCategory.D12:regions_and_actCategory.AD12" chart:data-source-has-labels="row" svg:x="0.32cm" svg:y="0.412cm" svg:width="13.467cm" svg:height="19.822cm">
          <chartooo:coordinate-region svg:x="8.191cm" svg:y="0.412cm" svg:width="5.264cm" svg:height="19.175cm"/>
          <chart:axis chart:dimension="x" chart:name="primary-x" chart:style-name="ch4" chartooo:axis-type="auto">
            <chartooo:date-scale/>
            <chart:categories table:cell-range-address="regions_and_actCategory.D3:regions_and_actCategory.AD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gions_and_actCategory.D12:regions_and_actCategory.AD12" chart:class="chart:ba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eorological Information</text:p>
                <draw:g>
                  <svg:desc>regions_and_actCategory.D3:regions_and_actCategory.AD3</svg:desc>
                </draw:g>
              </table:table-cell>
              <table:table-cell office:value-type="string">
                <text:p>Trajectory Management</text:p>
              </table:table-cell>
              <table:table-cell office:value-type="string">
                <text:p>Airspace And Surface Structure Allocation</text:p>
              </table:table-cell>
              <table:table-cell office:value-type="string">
                <text:p>MET Information Management</text:p>
              </table:table-cell>
              <table:table-cell office:value-type="string">
                <text:p>Airport Management</text:p>
              </table:table-cell>
              <table:table-cell office:value-type="string">
                <text:p>Shared Information Service Management</text:p>
              </table:table-cell>
              <table:table-cell office:value-type="string">
                <text:p>Demand And Capacity Balancing</text:p>
              </table:table-cell>
              <table:table-cell office:value-type="string">
                <text:p>Traffic Synchronisation</text:p>
              </table:table-cell>
              <table:table-cell office:value-type="string">
                <text:p>Separation Provision</text:p>
              </table:table-cell>
              <table:table-cell office:value-type="string">
                <text:p>Trajectory Planning</text:p>
              </table:table-cell>
              <table:table-cell office:value-type="string">
                <text:p>Traffic Sequencing</text:p>
              </table:table-cell>
              <table:table-cell office:value-type="string">
                <text:p>ATM Information Management</text:p>
              </table:table-cell>
              <table:table-cell office:value-type="string">
                <text:p>Airspace Access</text:p>
              </table:table-cell>
              <table:table-cell office:value-type="string">
                <text:p>Flight Information Management</text:p>
              </table:table-cell>
              <table:table-cell office:value-type="string">
                <text:p>Airport CDM</text:p>
              </table:table-cell>
              <table:table-cell office:value-type="string">
                <text:p>Surveillance Infrastructure</text:p>
              </table:table-cell>
              <table:table-cell office:value-type="string">
                <text:p>Trajectory Execution And Conformance Monitoring</text:p>
              </table:table-cell>
              <table:table-cell office:value-type="string">
                <text:p>Airspace  And Surface Structure  Design</text:p>
              </table:table-cell>
              <table:table-cell office:value-type="string">
                <text:p>Aeronautical Information Management</text:p>
              </table:table-cell>
              <table:table-cell office:value-type="string">
                <text:p>Conflict Management</text:p>
              </table:table-cell>
              <table:table-cell office:value-type="string">
                <text:p>ATM Network Management</text:p>
              </table:table-cell>
              <table:table-cell office:value-type="string">
                <text:p>Route Design</text:p>
              </table:table-cell>
              <table:table-cell office:value-type="string">
                <text:p>CNS Infrastructure</text:p>
              </table:table-cell>
              <table:table-cell office:value-type="string">
                <text:p>Navigtion Infrastructure</text:p>
              </table:table-cell>
              <table:table-cell office:value-type="string">
                <text:p>Route Assignment And Guidance</text:p>
              </table:table-cell>
              <table:table-cell office:value-type="string">
                <text:p>Communication Infrastructure</text:p>
              </table:table-cell>
              <table:table-cell office:value-type="string">
                <text:p>Collision Avoidance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411568409344">
                <text:p>0.0411568409344</text:p>
                <draw:g>
                  <svg:desc>regions_and_actCategory.D12:regions_and_actCategory.AD12</svg:desc>
                </draw:g>
              </table:table-cell>
              <table:table-cell office:value-type="float" office:value="0.0300333704116">
                <text:p>0.0300333704116</text:p>
              </table:table-cell>
              <table:table-cell office:value-type="float" office:value="0.027808676307">
                <text:p>0.027808676307</text:p>
              </table:table-cell>
              <table:table-cell office:value-type="float" office:value="0.0478309232481">
                <text:p>0.0478309232481</text:p>
              </table:table-cell>
              <table:table-cell office:value-type="float" office:value="0.0367074527253">
                <text:p>0.0367074527253</text:p>
              </table:table-cell>
              <table:table-cell office:value-type="float" office:value="0.0133481646274">
                <text:p>0.0133481646274</text:p>
              </table:table-cell>
              <table:table-cell office:value-type="float" office:value="0.0289210233593">
                <text:p>0.0289210233593</text:p>
              </table:table-cell>
              <table:table-cell office:value-type="float" office:value="0.0166852057842">
                <text:p>0.0166852057842</text:p>
              </table:table-cell>
              <table:table-cell office:value-type="float" office:value="0.0155728587319">
                <text:p>0.0155728587319</text:p>
              </table:table-cell>
              <table:table-cell office:value-type="float" office:value="0.0289210233593">
                <text:p>0.0289210233593</text:p>
              </table:table-cell>
              <table:table-cell office:value-type="float" office:value="0.0155728587319">
                <text:p>0.0155728587319</text:p>
              </table:table-cell>
              <table:table-cell office:value-type="float" office:value="0.0300333704116">
                <text:p>0.0300333704116</text:p>
              </table:table-cell>
              <table:table-cell office:value-type="float" office:value="0.00333704115684">
                <text:p>0.00333704115684</text:p>
              </table:table-cell>
              <table:table-cell office:value-type="float" office:value="0.020022246941">
                <text:p>0.020022246941</text:p>
              </table:table-cell>
              <table:table-cell office:value-type="float" office:value="0.0266963292547">
                <text:p>0.0266963292547</text:p>
              </table:table-cell>
              <table:table-cell office:value-type="float" office:value="0.0133481646274">
                <text:p>0.0133481646274</text:p>
              </table:table-cell>
              <table:table-cell office:value-type="float" office:value="0.00778642936596">
                <text:p>0.00778642936596</text:p>
              </table:table-cell>
              <table:table-cell office:value-type="float" office:value="0.0133481646274">
                <text:p>0.0133481646274</text:p>
              </table:table-cell>
              <table:table-cell office:value-type="float" office:value="0.0166852057842">
                <text:p>0.0166852057842</text:p>
              </table:table-cell>
              <table:table-cell office:value-type="float" office:value="0.0100111234705">
                <text:p>0.0100111234705</text:p>
              </table:table-cell>
              <table:table-cell office:value-type="float" office:value="0.00667408231368">
                <text:p>0.00667408231368</text:p>
              </table:table-cell>
              <table:table-cell office:value-type="float" office:value="0.0133481646274">
                <text:p>0.0133481646274</text:p>
              </table:table-cell>
              <table:table-cell office:value-type="float" office:value="0.00222469410456">
                <text:p>0.00222469410456</text:p>
              </table:table-cell>
              <table:table-cell office:value-type="float" office:value="0.00889877641824">
                <text:p>0.00889877641824</text:p>
              </table:table-cell>
              <table:table-cell office:value-type="float" office:value="0.00222469410456">
                <text:p>0.00222469410456</text:p>
              </table:table-cell>
              <table:table-cell office:value-type="float" office:value="0.0100111234705">
                <text:p>0.0100111234705</text:p>
              </table:table-cell>
              <table:table-cell office:value-type="float" office:value="0.0122358175751">
                <text:p>0.01223581757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96cm" svg:y="2.707cm" style:legend-expansion="high" chart:style-name="ch2"/>
        <chart:plot-area chart:style-name="ch3" table:cell-range-address="regions_and_actCategory.C4:regions_and_actCategory.C10 regions_and_actCategory.AF4:regions_and_actCategory.AF10" chart:data-source-has-labels="column" svg:x="0.32cm" svg:y="0.18cm" svg:width="12.356cm" svg:height="8.64cm">
          <chartooo:coordinate-region svg:x="2.178cm" svg:y="0.18cm" svg:width="8.64cm" svg:height="8.64cm"/>
          <chart:axis chart:dimension="x" chart:name="primary-x" chart:style-name="ch4" chartooo:axis-type="auto">
            <chartooo:date-scale/>
            <chart:categories table:cell-range-address="regions_and_actCategory.C4:regions_and_actCategory.C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gions_and_actCategory.AF4:regions_and_actCategory.AF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string">
                <text:p>Europe</text:p>
                <draw:g>
                  <svg:desc>regions_and_actCategory.C4:regions_and_actCategory.C10</svg:desc>
                </draw:g>
              </table:table-cell>
              <table:table-cell office:value-type="float" office:value="0.358574610245">
                <text:p>0.358574610245</text:p>
                <draw:g>
                  <svg:desc>regions_and_actCategory.AF4:regions_and_actCategory.AF10</svg:desc>
                </draw:g>
              </table:table-cell>
            </table:table-row>
            <table:table-row>
              <table:table-cell office:value-type="string">
                <text:p>Oceania</text:p>
              </table:table-cell>
              <table:table-cell office:value-type="float" office:value="0.0579064587973">
                <text:p>0.0579064587973</text:p>
              </table:table-cell>
            </table:table-row>
            <table:table-row>
              <table:table-cell office:value-type="string">
                <text:p>Global</text:p>
              </table:table-cell>
              <table:table-cell office:value-type="float" office:value="0.253897550111">
                <text:p>0.253897550111</text:p>
              </table:table-cell>
            </table:table-row>
            <table:table-row>
              <table:table-cell office:value-type="string">
                <text:p>Africa</text:p>
              </table:table-cell>
              <table:table-cell office:value-type="float" office:value="0.0824053452116">
                <text:p>0.0824053452116</text:p>
              </table:table-cell>
            </table:table-row>
            <table:table-row>
              <table:table-cell office:value-type="string">
                <text:p>Asia</text:p>
              </table:table-cell>
              <table:table-cell office:value-type="float" office:value="0.0846325167038">
                <text:p>0.0846325167038</text:p>
              </table:table-cell>
            </table:table-row>
            <table:table-row>
              <table:table-cell office:value-type="string">
                <text:p>North America</text:p>
              </table:table-cell>
              <table:table-cell office:value-type="float" office:value="0.100222717149">
                <text:p>0.100222717149</text:p>
              </table:table-cell>
            </table:table-row>
            <table:table-row>
              <table:table-cell office:value-type="string">
                <text:p>South America</text:p>
              </table:table-cell>
              <table:table-cell office:value-type="float" office:value="0.0623608017817">
                <text:p>0.06236080178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038cm" svg:y="2.707cm" style:legend-expansion="high" chart:style-name="ch2"/>
        <chart:plot-area chart:style-name="ch3" table:cell-range-address="actCategory_and_dataCategory.C3:actCategory_and_dataCategory.I3 actCategory_and_dataCategory.C32:actCategory_and_dataCategory.I32" chart:data-source-has-labels="row" svg:x="0.32cm" svg:y="0.18cm" svg:width="10.398cm" svg:height="8.64cm">
          <chartooo:coordinate-region svg:x="1.199cm" svg:y="0.18cm" svg:width="8.64cm" svg:height="8.64cm"/>
          <chart:axis chart:dimension="x" chart:name="primary-x" chart:style-name="ch4" chartooo:axis-type="auto">
            <chartooo:date-scale/>
            <chart:categories table:cell-range-address="actCategory_and_dataCategory.C3:actCategory_and_dataCategory.I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actCategory_and_dataCategory.C32:actCategory_and_dataCategory.I3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eorology</text:p>
                <draw:g>
                  <svg:desc>actCategory_and_dataCategory.C3:actCategory_and_dataCategory.I3</svg:desc>
                </draw:g>
              </table:table-cell>
              <table:table-cell office:value-type="string">
                <text:p>Aeronautical Information</text:p>
              </table:table-cell>
              <table:table-cell office:value-type="string">
                <text:p>Flight</text:p>
              </table:table-cell>
              <table:table-cell office:value-type="string">
                <text:p>Other</text:p>
              </table:table-cell>
              <table:table-cell office:value-type="string">
                <text:p>Surveillance</text:p>
              </table:table-cell>
              <table:table-cell office:value-type="string">
                <text:p>Environment</text:p>
              </table:table-cell>
              <table:table-cell office:value-type="string">
                <text:p>Capacity Demand and Flow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122823098075">
                <text:p>0.122823098075</text:p>
                <draw:g>
                  <svg:desc>actCategory_and_dataCategory.C32:actCategory_and_dataCategory.I32</svg:desc>
                </draw:g>
              </table:table-cell>
              <table:table-cell office:value-type="float" office:value="0.0916590284143">
                <text:p>0.0916590284143</text:p>
              </table:table-cell>
              <table:table-cell office:value-type="float" office:value="0.0971585701192">
                <text:p>0.0971585701192</text:p>
              </table:table-cell>
              <table:table-cell office:value-type="float" office:value="0.0329972502291">
                <text:p>0.0329972502291</text:p>
              </table:table-cell>
              <table:table-cell office:value-type="float" office:value="0.038496791934">
                <text:p>0.038496791934</text:p>
              </table:table-cell>
              <table:table-cell office:value-type="float" office:value="0.0623281393217">
                <text:p>0.0623281393217</text:p>
              </table:table-cell>
              <table:table-cell office:value-type="float" office:value="0.0540788267644">
                <text:p>0.05407882676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49cm" svg:height="16.397cm" xlink:href=".." xlink:type="simple" chart:class="chart:bar" chart:style-name="ch1">
        <chart:legend chart:legend-position="end" svg:x="17.286cm" svg:y="7.899cm" style:legend-expansion="high" chart:style-name="ch2"/>
        <chart:plot-area chart:style-name="ch3" table:cell-range-address="actCategory_and_dataCategory.B4:actCategory_and_dataCategory.B30 actCategory_and_dataCategory.K4:actCategory_and_dataCategory.K30" chart:data-source-has-labels="column" svg:x="0.39cm" svg:y="0.327cm" svg:width="16.506cm" svg:height="15.743cm">
          <chartooo:coordinate-region svg:x="8.261cm" svg:y="0.327cm" svg:width="8.303cm" svg:height="15.096cm"/>
          <chart:axis chart:dimension="x" chart:name="primary-x" chart:style-name="ch4" chartooo:axis-type="auto">
            <chartooo:date-scale/>
            <chart:categories table:cell-range-address="actCategory_and_dataCategory.B4:actCategory_and_dataCategory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ctCategory_and_dataCategory.K4:actCategory_and_dataCategory.K30" chart:class="chart:ba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Meteorological Information</text:p>
                <draw:g>
                  <svg:desc>actCategory_and_dataCategory.B4:actCategory_and_dataCategory.B30</svg:desc>
                </draw:g>
              </table:table-cell>
              <table:table-cell office:value-type="float" office:value="0.0642201834862">
                <text:p>0.0642201834862</text:p>
                <draw:g>
                  <svg:desc>actCategory_and_dataCategory.K4:actCategory_and_dataCategory.K30</svg:desc>
                </draw:g>
              </table:table-cell>
            </table:table-row>
            <table:table-row>
              <table:table-cell office:value-type="string">
                <text:p>Trajectory Management</text:p>
              </table:table-cell>
              <table:table-cell office:value-type="float" office:value="0.0238532110092">
                <text:p>0.0238532110092</text:p>
              </table:table-cell>
            </table:table-row>
            <table:table-row>
              <table:table-cell office:value-type="string">
                <text:p>Airspace And Surface Structure Allocation</text:p>
              </table:table-cell>
              <table:table-cell office:value-type="float" office:value="0.0440366972477">
                <text:p>0.0440366972477</text:p>
              </table:table-cell>
            </table:table-row>
            <table:table-row>
              <table:table-cell office:value-type="string">
                <text:p>MET Information Management</text:p>
              </table:table-cell>
              <table:table-cell office:value-type="float" office:value="0.0899082568807">
                <text:p>0.0899082568807</text:p>
              </table:table-cell>
            </table:table-row>
            <table:table-row>
              <table:table-cell office:value-type="string">
                <text:p>Airport Management</text:p>
              </table:table-cell>
              <table:table-cell office:value-type="float" office:value="0.0880733944954">
                <text:p>0.0880733944954</text:p>
              </table:table-cell>
            </table:table-row>
            <table:table-row>
              <table:table-cell office:value-type="string">
                <text:p>Shared Information Service Management</text:p>
              </table:table-cell>
              <table:table-cell office:value-type="float" office:value="0.0385321100917">
                <text:p>0.0385321100917</text:p>
              </table:table-cell>
            </table:table-row>
            <table:table-row>
              <table:table-cell office:value-type="string">
                <text:p>Demand And Capacity Balancing</text:p>
              </table:table-cell>
              <table:table-cell office:value-type="float" office:value="0.0440366972477">
                <text:p>0.0440366972477</text:p>
              </table:table-cell>
            </table:table-row>
            <table:table-row>
              <table:table-cell office:value-type="string">
                <text:p>Traffic Synchronisation</text:p>
              </table:table-cell>
              <table:table-cell office:value-type="float" office:value="0.0165137614679">
                <text:p>0.0165137614679</text:p>
              </table:table-cell>
            </table:table-row>
            <table:table-row>
              <table:table-cell office:value-type="string">
                <text:p>Separation Provision</text:p>
              </table:table-cell>
              <table:table-cell office:value-type="float" office:value="0.0128440366972">
                <text:p>0.0128440366972</text:p>
              </table:table-cell>
            </table:table-row>
            <table:table-row>
              <table:table-cell office:value-type="string">
                <text:p>Trajectory Planning</text:p>
              </table:table-cell>
              <table:table-cell office:value-type="float" office:value="0.0330275229358">
                <text:p>0.0330275229358</text:p>
              </table:table-cell>
            </table:table-row>
            <table:table-row>
              <table:table-cell office:value-type="string">
                <text:p>Traffic Sequencing</text:p>
              </table:table-cell>
              <table:table-cell office:value-type="float" office:value="0.0128440366972">
                <text:p>0.0128440366972</text:p>
              </table:table-cell>
            </table:table-row>
            <table:table-row>
              <table:table-cell office:value-type="string">
                <text:p>ATM Information Management</text:p>
              </table:table-cell>
              <table:table-cell office:value-type="float" office:value="0.097247706422">
                <text:p>0.097247706422</text:p>
              </table:table-cell>
            </table:table-row>
            <table:table-row>
              <table:table-cell office:value-type="string">
                <text:p>Airspace Access</text:p>
              </table:table-cell>
              <table:table-cell office:value-type="float" office:value="0.0146788990826">
                <text:p>0.0146788990826</text:p>
              </table:table-cell>
            </table:table-row>
            <table:table-row>
              <table:table-cell office:value-type="string">
                <text:p>Flight Information Management</text:p>
              </table:table-cell>
              <table:table-cell office:value-type="float" office:value="0.0660550458716">
                <text:p>0.0660550458716</text:p>
              </table:table-cell>
            </table:table-row>
            <table:table-row>
              <table:table-cell office:value-type="string">
                <text:p>Airport CDM</text:p>
              </table:table-cell>
              <table:table-cell office:value-type="float" office:value="0.0550458715596">
                <text:p>0.0550458715596</text:p>
              </table:table-cell>
            </table:table-row>
            <table:table-row>
              <table:table-cell office:value-type="string">
                <text:p>Surveillance Infrastructure</text:p>
              </table:table-cell>
              <table:table-cell office:value-type="float" office:value="0.0385321100917">
                <text:p>0.0385321100917</text:p>
              </table:table-cell>
            </table:table-row>
            <table:table-row>
              <table:table-cell office:value-type="string">
                <text:p>Trajectory Execution And Conformance Monitoring</text:p>
              </table:table-cell>
              <table:table-cell office:value-type="float" office:value="0.00733944954128">
                <text:p>0.00733944954128</text:p>
              </table:table-cell>
            </table:table-row>
            <table:table-row>
              <table:table-cell office:value-type="string">
                <text:p>Airspace  And Surface Structure  Design</text:p>
              </table:table-cell>
              <table:table-cell office:value-type="float" office:value="0.0403669724771">
                <text:p>0.0403669724771</text:p>
              </table:table-cell>
            </table:table-row>
            <table:table-row>
              <table:table-cell office:value-type="string">
                <text:p>Aeronautical Information Management</text:p>
              </table:table-cell>
              <table:table-cell office:value-type="float" office:value="0.0550458715596">
                <text:p>0.0550458715596</text:p>
              </table:table-cell>
            </table:table-row>
            <table:table-row>
              <table:table-cell office:value-type="string">
                <text:p>Conflict Management</text:p>
              </table:table-cell>
              <table:table-cell office:value-type="float" office:value="0.0238532110092">
                <text:p>0.0238532110092</text:p>
              </table:table-cell>
            </table:table-row>
            <table:table-row>
              <table:table-cell office:value-type="string">
                <text:p>ATM Network Management</text:p>
              </table:table-cell>
              <table:table-cell office:value-type="float" office:value="0.0330275229358">
                <text:p>0.0330275229358</text:p>
              </table:table-cell>
            </table:table-row>
            <table:table-row>
              <table:table-cell office:value-type="string">
                <text:p>Route Design</text:p>
              </table:table-cell>
              <table:table-cell office:value-type="float" office:value="0.0330275229358">
                <text:p>0.0330275229358</text:p>
              </table:table-cell>
            </table:table-row>
            <table:table-row>
              <table:table-cell office:value-type="string">
                <text:p>CNS Infrastructure</text:p>
              </table:table-cell>
              <table:table-cell office:value-type="float" office:value="0.0183486238532">
                <text:p>0.0183486238532</text:p>
              </table:table-cell>
            </table:table-row>
            <table:table-row>
              <table:table-cell office:value-type="string">
                <text:p>Navigtion Infrastructure</text:p>
              </table:table-cell>
              <table:table-cell office:value-type="float" office:value="0.0146788990826">
                <text:p>0.0146788990826</text:p>
              </table:table-cell>
            </table:table-row>
            <table:table-row>
              <table:table-cell office:value-type="string">
                <text:p>Route Assignment And Guidance</text:p>
              </table:table-cell>
              <table:table-cell office:value-type="float" office:value="0.00550458715596">
                <text:p>0.00550458715596</text:p>
              </table:table-cell>
            </table:table-row>
            <table:table-row>
              <table:table-cell office:value-type="string">
                <text:p>Communication Infrastructure</text:p>
              </table:table-cell>
              <table:table-cell office:value-type="float" office:value="0.0165137614679">
                <text:p>0.0165137614679</text:p>
              </table:table-cell>
            </table:table-row>
            <table:table-row>
              <table:table-cell office:value-type="string">
                <text:p>Collision Avoidance</text:p>
              </table:table-cell>
              <table:table-cell office:value-type="float" office:value="0.0128440366972">
                <text:p>0.01284403669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96cm" svg:y="2.707cm" style:legend-expansion="high" chart:style-name="ch2"/>
        <chart:plot-area chart:style-name="ch3" table:cell-range-address="regions_and_dataCategory.C4:regions_and_dataCategory.C10 regions_and_dataCategory.L4:regions_and_dataCategory.L10" chart:data-source-has-labels="column" svg:x="0.32cm" svg:y="0.18cm" svg:width="12.356cm" svg:height="8.64cm">
          <chartooo:coordinate-region svg:x="2.178cm" svg:y="0.18cm" svg:width="8.64cm" svg:height="8.64cm"/>
          <chart:axis chart:dimension="x" chart:name="primary-x" chart:style-name="ch4" chartooo:axis-type="auto">
            <chartooo:date-scale/>
            <chart:categories table:cell-range-address="regions_and_dataCategory.C4:regions_and_dataCategory.C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gions_and_dataCategory.L4:regions_and_dataCategory.L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Europe</text:p>
                <draw:g>
                  <svg:desc>regions_and_dataCategory.C4:regions_and_dataCategory.C10</svg:desc>
                </draw:g>
              </table:table-cell>
              <table:table-cell office:value-type="float" office:value="0.433333333333">
                <text:p>0.433333333333</text:p>
                <draw:g>
                  <svg:desc>regions_and_dataCategory.L4:regions_and_dataCategory.L10</svg:desc>
                </draw:g>
              </table:table-cell>
            </table:table-row>
            <table:table-row>
              <table:table-cell office:value-type="string">
                <text:p>Oceania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Global</text:p>
              </table:table-cell>
              <table:table-cell office:value-type="float" office:value="0.266666666667">
                <text:p>0.266666666667</text:p>
              </table:table-cell>
            </table:table-row>
            <table:table-row>
              <table:table-cell office:value-type="string">
                <text:p>Africa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Asia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North America</text:p>
              </table:table-cell>
              <table:table-cell office:value-type="float" office:value="0.0733333333333">
                <text:p>0.0733333333333</text:p>
              </table:table-cell>
            </table:table-row>
            <table:table-row>
              <table:table-cell office:value-type="string">
                <text:p>South America</text:p>
              </table:table-cell>
              <table:table-cell office:value-type="float" office:value="0.0466666666667">
                <text:p>0.04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regions_and_dataCategory.D3:regions_and_dataCategory.J3 regions_and_dataCategory.D12:regions_and_dataCategory.J12" chart:data-source-has-labels="row" svg:x="0.32cm" svg:y="0.18cm" svg:width="13.467cm" svg:height="8.64cm">
          <chartooo:coordinate-region svg:x="4.778cm" svg:y="0.18cm" svg:width="8.677cm" svg:height="7.993cm"/>
          <chart:axis chart:dimension="x" chart:name="primary-x" chart:style-name="ch4" chartooo:axis-type="auto">
            <chartooo:date-scale/>
            <chart:categories table:cell-range-address="regions_and_dataCategory.D3:regions_and_dataCategory.J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gions_and_dataCategory.D12:regions_and_dataCategory.J1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eorology</text:p>
                <draw:g>
                  <svg:desc>regions_and_dataCategory.D3:regions_and_dataCategory.J3</svg:desc>
                </draw:g>
              </table:table-cell>
              <table:table-cell office:value-type="string">
                <text:p>Aeronautical Information</text:p>
              </table:table-cell>
              <table:table-cell office:value-type="string">
                <text:p>Flight</text:p>
              </table:table-cell>
              <table:table-cell office:value-type="string">
                <text:p>Other</text:p>
              </table:table-cell>
              <table:table-cell office:value-type="string">
                <text:p>Surveillance</text:p>
              </table:table-cell>
              <table:table-cell office:value-type="string">
                <text:p>Environment</text:p>
              </table:table-cell>
              <table:table-cell office:value-type="string">
                <text:p>Capacity Demand and Flow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142857142857">
                <text:p>0.142857142857</text:p>
                <draw:g>
                  <svg:desc>regions_and_dataCategory.D12:regions_and_dataCategory.J12</svg:desc>
                </draw:g>
              </table:table-cell>
              <table:table-cell office:value-type="float" office:value="0.0830564784053">
                <text:p>0.0830564784053</text:p>
              </table:table-cell>
              <table:table-cell office:value-type="float" office:value="0.0963455149502">
                <text:p>0.0963455149502</text:p>
              </table:table-cell>
              <table:table-cell office:value-type="float" office:value="0.0498338870432">
                <text:p>0.0498338870432</text:p>
              </table:table-cell>
              <table:table-cell office:value-type="float" office:value="0.0365448504983">
                <text:p>0.0365448504983</text:p>
              </table:table-cell>
              <table:table-cell office:value-type="float" office:value="0.0498338870432">
                <text:p>0.0498338870432</text:p>
              </table:table-cell>
              <table:table-cell office:value-type="float" office:value="0.0398671096346">
                <text:p>0.03986710963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44cm" svg:height="3.86cm" xlink:href=".." xlink:type="simple" chart:class="chart:circle" chart:style-name="ch1">
        <chart:legend chart:legend-position="end" svg:x="12.87cm" svg:y="0.884cm" style:legend-expansion="high" chart:style-name="ch2"/>
        <chart:plot-area chart:style-name="ch3" table:cell-range-address="Resumo.C5:Resumo.F5 Resumo.C7:Resumo.F7" chart:data-source-has-labels="row" svg:x="0.342cm" svg:y="0.077cm" svg:width="12.186cm" svg:height="3.706cm">
          <chartooo:coordinate-region svg:x="4.582cm" svg:y="0.077cm" svg:width="3.706cm" svg:height="3.706cm"/>
          <chart:axis chart:dimension="x" chart:name="primary-x" chart:style-name="ch4" chartooo:axis-type="auto">
            <chartooo:date-scale/>
            <chart:categories table:cell-range-address="Resumo.C5:Resumo.F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o.C7:Resumo.F7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y for consumption</text:p>
                <draw:g>
                  <svg:desc>Resumo.C5:Resumo.F5</svg:desc>
                </draw:g>
              </table:table-cell>
              <table:table-cell office:value-type="string">
                <text:p>Under development</text:p>
              </table:table-cell>
              <table:table-cell office:value-type="string">
                <text:p>Terminated</text:p>
              </table:table-cell>
              <table:table-cell office:value-type="string">
                <text:p>Current and Supported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542372881355932">
                <text:p>0.542372881355932</text:p>
                <draw:g>
                  <svg:desc>Resumo.C7:Resumo.F7</svg:desc>
                </draw:g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0.271186440677966">
                <text:p>0.271186440677966</text:p>
              </table:table-cell>
              <table:table-cell office:value-type="float" office:value="0.0508474576271187">
                <text:p>0.05084745762711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